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111.91pt"/>
    </style:style>
    <style:style style:name="co9" style:family="table-column">
      <style:table-column-properties fo:break-before="auto" style:column-width="94.14pt"/>
    </style:style>
    <style:style style:name="co10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Youtube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DAQ</text:p>
          </table:table-cell>
          <table:table-cell office:value-type="string" calcext:value-type="string">
            <text:p>PT</text:p>
          </table:table-cell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.04996065" calcext:value-type="float">
            <text:p>318.04996065</text:p>
          </table:table-cell>
          <table:table-cell table:number-columns-repeated="3"/>
          <table:table-cell office:value-type="string" calcext:value-type="string">
            <text:p>Edaq</text:p>
          </table:table-cell>
          <table:table-cell table:style-name="ce1" table:formula="of:=SUM([.B2:.B300])" office:value-type="float" office:value="217863.450935817" calcext:value-type="float">
            <text:p>217863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6.6406324275" calcext:value-type="float">
            <text:p>576.6406324275</text:p>
          </table:table-cell>
          <table:table-cell table:number-columns-repeated="3"/>
          <table:table-cell office:value-type="string" calcext:value-type="string">
            <text:p>Ept</text:p>
          </table:table-cell>
          <table:table-cell table:style-name="ce1" table:formula="of:=SUM([.C2:.C300])" office:value-type="float" office:value="0" calcext:value-type="float">
            <text:p>0</text:p>
          </table:table-cell>
          <table:table-cell table:style-name="ce1" table:formula="of:=SUM([.D2:.D300])" office:value-type="float" office:value="0" calcext:value-type="float">
            <text:p>0</text:p>
          </table:table-cell>
          <table:table-cell office:value-type="string" calcext:value-type="string">
            <text:p>(GPU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5.6646209495" calcext:value-type="float">
            <text:p>445.6646209495</text:p>
          </table:table-cell>
          <table:table-cell table:number-columns-repeated="3"/>
          <table:table-cell office:value-type="string" calcext:value-type="string">
            <text:p>Diff</text:p>
          </table:table-cell>
          <table:table-cell table:style-name="ce1" table:formula="of:=[.G2]-[.G3]" office:value-type="float" office:value="217863.450935817" calcext:value-type="float">
            <text:p>217863</text:p>
          </table:table-cell>
          <table:table-cell table:style-name="ce1" table:formula="of:=[.G2]-[.H3]" office:value-type="float" office:value="217863.450935817" calcext:value-type="float">
            <text:p>21786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3.4537297899" calcext:value-type="float">
            <text:p>1393.4537297899</text:p>
          </table:table-cell>
          <table:table-cell table:number-columns-repeated="3"/>
          <table:table-cell office:value-type="string" calcext:value-type="string">
            <text:p>DeltaE</text:p>
          </table:table-cell>
          <table:table-cell table:style-name="ce2" table:formula="of:=([.G2]-[.G3])/[.G2]" office:value-type="percentage" office:value="1" calcext:value-type="percentage">
            <text:p>100.00%</text:p>
          </table:table-cell>
          <table:table-cell table:style-name="ce2" table:formula="of:=([.G2]-[.H3])/[.G2]" office:value-type="percentage" office:value="1" calcext:value-type="percentage">
            <text:p>100.00%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7.805564" calcext:value-type="float">
            <text:p>1677.805564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0.8329064" calcext:value-type="float">
            <text:p>1310.8329064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8.6200012" calcext:value-type="float">
            <text:p>1148.6200012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3.3611094" calcext:value-type="float">
            <text:p>1153.361109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7.6450183" calcext:value-type="float">
            <text:p>1417.6450183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81.3791352" calcext:value-type="float">
            <text:p>2181.379135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69.218605" calcext:value-type="float">
            <text:p>2969.218605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91.326406" calcext:value-type="float">
            <text:p>2491.326406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8.014575" calcext:value-type="float">
            <text:p>2778.014575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25.364931" calcext:value-type="float">
            <text:p>2125.36493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0.862536" calcext:value-type="float">
            <text:p>2050.862536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3.343934" calcext:value-type="float">
            <text:p>1933.343934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82.205062" calcext:value-type="float">
            <text:p>2082.20506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31.541005" calcext:value-type="float">
            <text:p>2031.54100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8.297612" calcext:value-type="float">
            <text:p>2188.297612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76.332711" calcext:value-type="float">
            <text:p>2776.33271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65.414585" calcext:value-type="float">
            <text:p>2165.414585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.971888" calcext:value-type="float">
            <text:p>2000.97188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41.370899" calcext:value-type="float">
            <text:p>2041.37089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4.887867" calcext:value-type="float">
            <text:p>2084.88786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1.415988" calcext:value-type="float">
            <text:p>2011.415988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5.099732" calcext:value-type="float">
            <text:p>2015.09973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4.120053" calcext:value-type="float">
            <text:p>2004.120053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3.656385" calcext:value-type="float">
            <text:p>2183.65638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91.699244" calcext:value-type="float">
            <text:p>1991.699244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83.247385" calcext:value-type="float">
            <text:p>2083.247385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72.489455" calcext:value-type="float">
            <text:p>2272.489455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73.898362" calcext:value-type="float">
            <text:p>1973.898362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51.235211" calcext:value-type="float">
            <text:p>2051.23521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4.970265" calcext:value-type="float">
            <text:p>2004.970265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.08342" calcext:value-type="float">
            <text:p>2014.08342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0.332127" calcext:value-type="float">
            <text:p>2010.332127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42.646252" calcext:value-type="float">
            <text:p>1842.646252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8.1641186" calcext:value-type="float">
            <text:p>2008.164118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17.791816" calcext:value-type="float">
            <text:p>1917.791816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0.243149" calcext:value-type="float">
            <text:p>2010.243149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19.210728" calcext:value-type="float">
            <text:p>2319.210728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7.877943" calcext:value-type="float">
            <text:p>2057.877943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86.683898" calcext:value-type="float">
            <text:p>1986.683898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20.403789" calcext:value-type="float">
            <text:p>1920.403789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65.390728" calcext:value-type="float">
            <text:p>1965.390728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32.1640303" calcext:value-type="float">
            <text:p>1832.1640303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66.6508226" calcext:value-type="float">
            <text:p>1466.6508226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96.6295194" calcext:value-type="float">
            <text:p>1496.6295194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6.9414646" calcext:value-type="float">
            <text:p>1506.9414646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27.802954" calcext:value-type="float">
            <text:p>1527.802954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64.9099141" calcext:value-type="float">
            <text:p>1464.9099141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2.926833" calcext:value-type="float">
            <text:p>1602.926833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46.9528179" calcext:value-type="float">
            <text:p>1646.9528179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11.0538191" calcext:value-type="float">
            <text:p>1511.0538191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10.7730621" calcext:value-type="float">
            <text:p>1510.7730621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19.7589084" calcext:value-type="float">
            <text:p>1519.7589084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29.0192529" calcext:value-type="float">
            <text:p>1529.0192529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10.9551429" calcext:value-type="float">
            <text:p>1610.9551429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29.1357195" calcext:value-type="float">
            <text:p>1529.1357195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84.6196185" calcext:value-type="float">
            <text:p>1584.6196185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15.1294172" calcext:value-type="float">
            <text:p>1615.1294172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20.2876299" calcext:value-type="float">
            <text:p>1520.2876299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62.3042145" calcext:value-type="float">
            <text:p>1662.3042145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21.5967312" calcext:value-type="float">
            <text:p>1621.5967312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27.7024927" calcext:value-type="float">
            <text:p>1527.7024927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12.6234552" calcext:value-type="float">
            <text:p>1612.6234552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7.9366788" calcext:value-type="float">
            <text:p>1547.9366788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11.1644663" calcext:value-type="float">
            <text:p>1511.1644663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2.2022927" calcext:value-type="float">
            <text:p>1552.2022927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1.1933442" calcext:value-type="float">
            <text:p>1571.1933442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63.0860267" calcext:value-type="float">
            <text:p>1563.0860267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19.4615655" calcext:value-type="float">
            <text:p>1519.4615655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46.7937483" calcext:value-type="float">
            <text:p>1646.793748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96.8246251" calcext:value-type="float">
            <text:p>1496.8246251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24.2607591" calcext:value-type="float">
            <text:p>1524.2607591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15.6436807" calcext:value-type="float">
            <text:p>1515.6436807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5.7407602" calcext:value-type="float">
            <text:p>1505.7407602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91.6001292" calcext:value-type="float">
            <text:p>1591.60012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88.4088231" calcext:value-type="float">
            <text:p>1488.4088231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3.5021655" calcext:value-type="float">
            <text:p>1453.5021655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20.686171" calcext:value-type="float">
            <text:p>1820.686171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38.6479064" calcext:value-type="float">
            <text:p>1838.6479064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92.896268" calcext:value-type="float">
            <text:p>1792.896268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73.9404973" calcext:value-type="float">
            <text:p>1673.9404973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12.5655798" calcext:value-type="float">
            <text:p>1612.5655798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44.607684" calcext:value-type="float">
            <text:p>1544.607684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75.1970201" calcext:value-type="float">
            <text:p>1575.1970201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8.3918344" calcext:value-type="float">
            <text:p>1458.3918344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81.5470673" calcext:value-type="float">
            <text:p>1481.5470673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64.3782405" calcext:value-type="float">
            <text:p>1464.3782405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74.4534064" calcext:value-type="float">
            <text:p>1474.4534064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1.9704346" calcext:value-type="float">
            <text:p>1581.9704346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74.68834" calcext:value-type="float">
            <text:p>1574.68834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82.8171304" calcext:value-type="float">
            <text:p>1482.8171304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34.9323548" calcext:value-type="float">
            <text:p>1534.9323548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6.6985098" calcext:value-type="float">
            <text:p>1556.6985098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85.0718041" calcext:value-type="float">
            <text:p>1485.0718041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0.2831416" calcext:value-type="float">
            <text:p>1430.283141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77.8321591" calcext:value-type="float">
            <text:p>1477.8321591</text:p>
          </table:table-cell>
          <table:table-cell table:number-columns-repeated="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62.5142385" calcext:value-type="float">
            <text:p>1462.5142385</text:p>
          </table:table-cell>
          <table:table-cell table:number-columns-repeated="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92.147221" calcext:value-type="float">
            <text:p>1592.147221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39.706181" calcext:value-type="float">
            <text:p>1639.706181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93.8880508" calcext:value-type="float">
            <text:p>1693.8880508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96.6607024" calcext:value-type="float">
            <text:p>1596.6607024</text:p>
          </table:table-cell>
          <table:table-cell table:number-columns-repeated="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75.9947391" calcext:value-type="float">
            <text:p>1575.9947391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68.6722859" calcext:value-type="float">
            <text:p>1568.6722859</text:p>
          </table:table-cell>
          <table:table-cell table:number-columns-repeated="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96.8657751" calcext:value-type="float">
            <text:p>1496.8657751</text:p>
          </table:table-cell>
          <table:table-cell table:number-columns-repeated="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84.4092874" calcext:value-type="float">
            <text:p>1484.409287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94.0315686" calcext:value-type="float">
            <text:p>1494.0315686</text:p>
          </table:table-cell>
          <table:table-cell table:number-columns-repeated="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7.2198706" calcext:value-type="float">
            <text:p>1447.2198706</text:p>
          </table:table-cell>
          <table:table-cell table:number-columns-repeated="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16.3386904" calcext:value-type="float">
            <text:p>1616.3386904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77.636411" calcext:value-type="float">
            <text:p>1577.636411</text:p>
          </table:table-cell>
          <table:table-cell table:number-columns-repeated="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81.7776176" calcext:value-type="float">
            <text:p>1681.7776176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68.8283229" calcext:value-type="float">
            <text:p>1568.8283229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63.0885736" calcext:value-type="float">
            <text:p>1563.0885736</text:p>
          </table:table-cell>
          <table:table-cell table:number-columns-repeated="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28.3070101" calcext:value-type="float">
            <text:p>1528.3070101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34.0713898" calcext:value-type="float">
            <text:p>1534.0713898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65.4418442" calcext:value-type="float">
            <text:p>1465.4418442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28.2771693" calcext:value-type="float">
            <text:p>1428.2771693</text:p>
          </table:table-cell>
          <table:table-cell table:number-columns-repeated="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16.8926144" calcext:value-type="float">
            <text:p>1416.8926144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68.1961749" calcext:value-type="float">
            <text:p>1768.1961749</text:p>
          </table:table-cell>
          <table:table-cell table:number-columns-repeated="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88.0013425" calcext:value-type="float">
            <text:p>1488.0013425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07.5958815" calcext:value-type="float">
            <text:p>1507.595881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50.9711286" calcext:value-type="float">
            <text:p>1550.9711286</text:p>
          </table:table-cell>
          <table:table-cell table:number-columns-repeated="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57.3683844" calcext:value-type="float">
            <text:p>1757.3683844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61.040374" calcext:value-type="float">
            <text:p>1461.040374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38.8713093" calcext:value-type="float">
            <text:p>1538.8713093</text:p>
          </table:table-cell>
          <table:table-cell table:number-columns-repeated="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97.849985" calcext:value-type="float">
            <text:p>2397.849985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24.159014" calcext:value-type="float">
            <text:p>1724.159014</text:p>
          </table:table-cell>
          <table:table-cell table:number-columns-repeated="15"/>
        </table:table-row>
        <table:table-row table:style-name="ro1" table:number-rows-repeated="78">
          <table:table-cell table:number-columns-repeated="17"/>
        </table:table-row>
        <table:table-row table:style-name="ro1" table:number-rows-repeated="18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Video" table:style-name="ta1"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DAQ</text:p>
          </table:table-cell>
          <table:table-cell office:value-type="string" calcext:value-type="string">
            <text:p>PT</text:p>
          </table:table-cell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2.6623309" calcext:value-type="float">
            <text:p>1822.6623309</text:p>
          </table:table-cell>
          <table:table-cell table:number-columns-repeated="3"/>
          <table:table-cell office:value-type="string" calcext:value-type="string">
            <text:p>Edaq</text:p>
          </table:table-cell>
          <table:table-cell table:style-name="ce1" table:formula="of:=SUM([.B2:.B300])" office:value-type="float" office:value="182968.5721918" calcext:value-type="float">
            <text:p>182969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4.7698594" calcext:value-type="float">
            <text:p>1484.7698594</text:p>
          </table:table-cell>
          <table:table-cell table:number-columns-repeated="3"/>
          <table:table-cell office:value-type="string" calcext:value-type="string">
            <text:p>Ept</text:p>
          </table:table-cell>
          <table:table-cell table:style-name="ce1" table:formula="of:=SUM([.C2:.C300])" office:value-type="float" office:value="0" calcext:value-type="float">
            <text:p>0</text:p>
          </table:table-cell>
          <table:table-cell table:style-name="ce1" table:formula="of:=SUM([.D2:.D300])" office:value-type="float" office:value="0" calcext:value-type="float">
            <text:p>0</text:p>
          </table:table-cell>
          <table:table-cell office:value-type="string" calcext:value-type="string">
            <text:p>(GPU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7.3819458" calcext:value-type="float">
            <text:p>1977.3819458</text:p>
          </table:table-cell>
          <table:table-cell table:number-columns-repeated="3"/>
          <table:table-cell office:value-type="string" calcext:value-type="string">
            <text:p>Diff</text:p>
          </table:table-cell>
          <table:table-cell table:style-name="ce1" table:formula="of:=[.G2]-[.G3]" office:value-type="float" office:value="182968.5721918" calcext:value-type="float">
            <text:p>182969</text:p>
          </table:table-cell>
          <table:table-cell table:style-name="ce1" table:formula="of:=[.G2]-[.H3]" office:value-type="float" office:value="182968.5721918" calcext:value-type="float">
            <text:p>18296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52.9180926" calcext:value-type="float">
            <text:p>1752.9180926</text:p>
          </table:table-cell>
          <table:table-cell table:number-columns-repeated="3"/>
          <table:table-cell office:value-type="string" calcext:value-type="string">
            <text:p>DeltaE</text:p>
          </table:table-cell>
          <table:table-cell table:style-name="ce2" table:formula="of:=([.G2]-[.G3])/[.G2]" office:value-type="percentage" office:value="1" calcext:value-type="percentage">
            <text:p>100.00%</text:p>
          </table:table-cell>
          <table:table-cell table:style-name="ce2" table:formula="of:=([.G2]-[.H3])/[.G2]" office:value-type="percentage" office:value="1" calcext:value-type="percentage">
            <text:p>100.00%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4.9229509" calcext:value-type="float">
            <text:p>1424.9229509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8.1192122" calcext:value-type="float">
            <text:p>1418.1192122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1.777567" calcext:value-type="float">
            <text:p>1531.77756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7.514015" calcext:value-type="float">
            <text:p>1407.51401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2.1009798" calcext:value-type="float">
            <text:p>1392.1009798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4.7049864" calcext:value-type="float">
            <text:p>1384.704986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74.2832234" calcext:value-type="float">
            <text:p>1374.283223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18.6021853" calcext:value-type="float">
            <text:p>1618.602185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1.466142" calcext:value-type="float">
            <text:p>1381.466142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79.9676809" calcext:value-type="float">
            <text:p>1379.967680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2.3420156" calcext:value-type="float">
            <text:p>1382.3420156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3.3263261" calcext:value-type="float">
            <text:p>1353.3263261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94.2557734" calcext:value-type="float">
            <text:p>1394.255773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76.7277073" calcext:value-type="float">
            <text:p>1376.727707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7.6362408" calcext:value-type="float">
            <text:p>1367.636240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56.7368698" calcext:value-type="float">
            <text:p>1356.736869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2.9822644" calcext:value-type="float">
            <text:p>1352.982264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60.3831559" calcext:value-type="float">
            <text:p>1360.383155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71.5430879" calcext:value-type="float">
            <text:p>1371.543087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82.1139235" calcext:value-type="float">
            <text:p>1382.1139235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7.6888864" calcext:value-type="float">
            <text:p>1377.688886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80.9357427" calcext:value-type="float">
            <text:p>1380.935742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1.919995" calcext:value-type="float">
            <text:p>1371.919995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91.7640725" calcext:value-type="float">
            <text:p>1391.764072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1.549698" calcext:value-type="float">
            <text:p>1411.549698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82.6797072" calcext:value-type="float">
            <text:p>1382.6797072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4.562074" calcext:value-type="float">
            <text:p>1384.56207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70.2025329" calcext:value-type="float">
            <text:p>1370.2025329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83.7653624" calcext:value-type="float">
            <text:p>1383.765362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0.5126532" calcext:value-type="float">
            <text:p>1380.5126532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93.4517896" calcext:value-type="float">
            <text:p>1393.4517896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87.6652157" calcext:value-type="float">
            <text:p>1387.6652157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62.4850673" calcext:value-type="float">
            <text:p>1362.4850673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85.3040654" calcext:value-type="float">
            <text:p>1385.304065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22.7719559" calcext:value-type="float">
            <text:p>1522.7719559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88.7902982" calcext:value-type="float">
            <text:p>1388.7902982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4.7841871" calcext:value-type="float">
            <text:p>1384.7841871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6.4581964" calcext:value-type="float">
            <text:p>1386.4581964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1.2901297" calcext:value-type="float">
            <text:p>1381.2901297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93.802199" calcext:value-type="float">
            <text:p>1393.802199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6.462573" calcext:value-type="float">
            <text:p>1396.462573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4.099732" calcext:value-type="float">
            <text:p>1374.099732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0.8459027" calcext:value-type="float">
            <text:p>1370.8459027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82.5954566" calcext:value-type="float">
            <text:p>1382.5954566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1.9383348" calcext:value-type="float">
            <text:p>1391.9383348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8.3402992" calcext:value-type="float">
            <text:p>1388.3402992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9.5361205" calcext:value-type="float">
            <text:p>1399.5361205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0.071516" calcext:value-type="float">
            <text:p>1430.071516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2.9997094" calcext:value-type="float">
            <text:p>1412.999709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99.0101811" calcext:value-type="float">
            <text:p>1399.0101811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87.9253074" calcext:value-type="float">
            <text:p>1387.9253074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01.2882144" calcext:value-type="float">
            <text:p>1401.2882144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92.1241908" calcext:value-type="float">
            <text:p>1392.1241908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97.3572667" calcext:value-type="float">
            <text:p>1397.3572667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6.9478041" calcext:value-type="float">
            <text:p>1376.9478041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89.6357296" calcext:value-type="float">
            <text:p>1389.6357296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77.879895" calcext:value-type="float">
            <text:p>1377.879895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72.913652" calcext:value-type="float">
            <text:p>1372.91365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83.7281799" calcext:value-type="float">
            <text:p>1383.7281799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71.1431407" calcext:value-type="float">
            <text:p>1371.1431407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73.6020491" calcext:value-type="float">
            <text:p>1373.6020491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86.9814795" calcext:value-type="float">
            <text:p>1386.9814795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88.8008927" calcext:value-type="float">
            <text:p>1388.8008927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85.2829944" calcext:value-type="float">
            <text:p>1385.2829944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8.4912943" calcext:value-type="float">
            <text:p>1378.4912943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70.3968009" calcext:value-type="float">
            <text:p>1370.3968009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.7803952" calcext:value-type="float">
            <text:p>1375.7803952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7.1665283" calcext:value-type="float">
            <text:p>1377.1665283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8.8454032" calcext:value-type="float">
            <text:p>1388.8454032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68.5880821" calcext:value-type="float">
            <text:p>1368.5880821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52.6378946" calcext:value-type="float">
            <text:p>1352.6378946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88.8975514" calcext:value-type="float">
            <text:p>1388.8975514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17.0908204" calcext:value-type="float">
            <text:p>1417.0908204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92.6630828" calcext:value-type="float">
            <text:p>1392.6630828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6.0689403" calcext:value-type="float">
            <text:p>1376.0689403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77.8551755" calcext:value-type="float">
            <text:p>1377.8551755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63.1113138" calcext:value-type="float">
            <text:p>1363.1113138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02.3126058" calcext:value-type="float">
            <text:p>1402.3126058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5.9395314" calcext:value-type="float">
            <text:p>1375.9395314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66.345749" calcext:value-type="float">
            <text:p>1366.345749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73.6159998" calcext:value-type="float">
            <text:p>1373.6159998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93.5388395" calcext:value-type="float">
            <text:p>1393.5388395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70.8758069" calcext:value-type="float">
            <text:p>1370.8758069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63.4310234" calcext:value-type="float">
            <text:p>1363.4310234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77.0759972" calcext:value-type="float">
            <text:p>1377.0759972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81.9987251" calcext:value-type="float">
            <text:p>1381.9987251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71.9138736" calcext:value-type="float">
            <text:p>1371.9138736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68.1060778" calcext:value-type="float">
            <text:p>1368.1060778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5.8709608" calcext:value-type="float">
            <text:p>1385.870960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55.0894894" calcext:value-type="float">
            <text:p>1355.0894894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55.1686779" calcext:value-type="float">
            <text:p>1355.1686779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78.5341654" calcext:value-type="float">
            <text:p>1378.5341654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64.4946289" calcext:value-type="float">
            <text:p>1364.4946289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79.2185788" calcext:value-type="float">
            <text:p>1379.2185788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26.0528101" calcext:value-type="float">
            <text:p>1426.0528101</text:p>
          </table:table-cell>
          <table:table-cell table:number-columns-repeated="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91.0234522" calcext:value-type="float">
            <text:p>1391.0234522</text:p>
          </table:table-cell>
          <table:table-cell table:number-columns-repeated="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9.3632038" calcext:value-type="float">
            <text:p>1369.3632038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53.6077624" calcext:value-type="float">
            <text:p>1353.6077624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9.5553128" calcext:value-type="float">
            <text:p>1369.5553128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63.643498" calcext:value-type="float">
            <text:p>1363.643498</text:p>
          </table:table-cell>
          <table:table-cell table:number-columns-repeated="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72.3854752" calcext:value-type="float">
            <text:p>1372.3854752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3.2051104" calcext:value-type="float">
            <text:p>1383.2051104</text:p>
          </table:table-cell>
          <table:table-cell table:number-columns-repeated="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92.0872066" calcext:value-type="float">
            <text:p>1392.0872066</text:p>
          </table:table-cell>
          <table:table-cell table:number-columns-repeated="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87.7432465" calcext:value-type="float">
            <text:p>1387.7432465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86.5220113" calcext:value-type="float">
            <text:p>1386.5220113</text:p>
          </table:table-cell>
          <table:table-cell table:number-columns-repeated="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82.6588566" calcext:value-type="float">
            <text:p>1382.6588566</text:p>
          </table:table-cell>
          <table:table-cell table:number-columns-repeated="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77.6380348" calcext:value-type="float">
            <text:p>1377.6380348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86.4919684" calcext:value-type="float">
            <text:p>1386.4919684</text:p>
          </table:table-cell>
          <table:table-cell table:number-columns-repeated="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90.8369484" calcext:value-type="float">
            <text:p>1390.8369484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53.0792536" calcext:value-type="float">
            <text:p>1353.0792536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75.6724309" calcext:value-type="float">
            <text:p>1375.6724309</text:p>
          </table:table-cell>
          <table:table-cell table:number-columns-repeated="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70.6222982" calcext:value-type="float">
            <text:p>1370.6222982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77.6904976" calcext:value-type="float">
            <text:p>1377.6904976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65.5012065" calcext:value-type="float">
            <text:p>1365.5012065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64.1374254" calcext:value-type="float">
            <text:p>1364.1374254</text:p>
          </table:table-cell>
          <table:table-cell table:number-columns-repeated="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72.4923698" calcext:value-type="float">
            <text:p>1372.4923698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52.5688581" calcext:value-type="float">
            <text:p>1352.5688581</text:p>
          </table:table-cell>
          <table:table-cell table:number-columns-repeated="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51.2929234" calcext:value-type="float">
            <text:p>1351.2929234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57.7046748" calcext:value-type="float">
            <text:p>1357.7046748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29.0948105" calcext:value-type="float">
            <text:p>1529.0948105</text:p>
          </table:table-cell>
          <table:table-cell table:number-columns-repeated="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57.7959164" calcext:value-type="float">
            <text:p>1357.7959164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34.3854155" calcext:value-type="float">
            <text:p>1334.3854155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3.5070238" calcext:value-type="float">
            <text:p>1433.5070238</text:p>
          </table:table-cell>
          <table:table-cell table:number-columns-repeated="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87.085149" calcext:value-type="float">
            <text:p>1387.085149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79.1567322" calcext:value-type="float">
            <text:p>1379.1567322</text:p>
          </table:table-cell>
          <table:table-cell table:number-columns-repeated="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39.204188" calcext:value-type="float">
            <text:p>1339.204188</text:p>
          </table:table-cell>
          <table:table-cell table:number-columns-repeated="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40.5091206" calcext:value-type="float">
            <text:p>1340.5091206</text:p>
          </table:table-cell>
          <table:table-cell table:number-columns-repeated="15"/>
        </table:table-row>
        <table:table-row table:style-name="ro1" table:number-rows-repeated="76">
          <table:table-cell table:number-columns-repeated="17"/>
        </table:table-row>
        <table:table-row table:style-name="ro1" table:number-rows-repeated="18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Spotify" table:style-name="ta1">
        <table:shapes>
          <draw:frame draw:z-index="0" draw:style-name="gr1" draw:text-style-name="P1" svg:width="804.13pt" svg:height="452.47pt" svg:x="227.2pt" svg:y="113.73pt">
            <loext:p draw:notify-on-update-of-ranges="Spotify.B1:Spotify.B1 Spotify.B2:Spotify.B124 Spotify.C1:Spotify.C1 Spotify.C2:Spotify.C1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AQ</text:p>
          </table:table-cell>
          <table:table-cell office:value-type="string" calcext:value-type="string">
            <text:p>PT</text:p>
          </table:table-cell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140.900521" calcext:value-type="float">
            <text:p>2140.900521</text:p>
          </table:table-cell>
          <table:table-cell office:value-type="float" office:value="1857" calcext:value-type="float">
            <text:p>1857</text:p>
          </table:table-cell>
          <table:table-cell table:formula="of:=[.C2]+90" office:value-type="float" office:value="1947" calcext:value-type="float">
            <text:p>1947</text:p>
          </table:table-cell>
          <table:table-cell/>
          <table:table-cell office:value-type="string" calcext:value-type="string">
            <text:p>Edaq</text:p>
          </table:table-cell>
          <table:table-cell table:style-name="ce1" table:formula="of:=SUM([.B2:.B300])" office:value-type="float" office:value="346603.8226779" calcext:value-type="float">
            <text:p>346604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073.671396" calcext:value-type="float">
            <text:p>2073.671396</text:p>
          </table:table-cell>
          <table:table-cell office:value-type="float" office:value="1901" calcext:value-type="float">
            <text:p>1901</text:p>
          </table:table-cell>
          <table:table-cell table:formula="of:=[.C3]+90" office:value-type="float" office:value="1991" calcext:value-type="float">
            <text:p>1991</text:p>
          </table:table-cell>
          <table:table-cell/>
          <table:table-cell office:value-type="string" calcext:value-type="string">
            <text:p>Ept</text:p>
          </table:table-cell>
          <table:table-cell table:style-name="ce1" table:formula="of:=SUM([.C2:.C300])" office:value-type="float" office:value="293509" calcext:value-type="float">
            <text:p>293509</text:p>
          </table:table-cell>
          <table:table-cell table:style-name="ce1" table:formula="of:=SUM([.D2:.D300])" office:value-type="float" office:value="312139" calcext:value-type="float">
            <text:p>312139</text:p>
          </table:table-cell>
          <table:table-cell office:value-type="string" calcext:value-type="string">
            <text:p>(GPU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019.338762" calcext:value-type="float">
            <text:p>2019.338762</text:p>
          </table:table-cell>
          <table:table-cell office:value-type="float" office:value="1802" calcext:value-type="float">
            <text:p>1802</text:p>
          </table:table-cell>
          <table:table-cell table:formula="of:=[.C4]+90" office:value-type="float" office:value="1892" calcext:value-type="float">
            <text:p>1892</text:p>
          </table:table-cell>
          <table:table-cell/>
          <table:table-cell office:value-type="string" calcext:value-type="string">
            <text:p>Diff</text:p>
          </table:table-cell>
          <table:table-cell table:style-name="ce1" table:formula="of:=[.G2]-[.G3]" office:value-type="float" office:value="53094.8226779" calcext:value-type="float">
            <text:p>53095</text:p>
          </table:table-cell>
          <table:table-cell table:style-name="ce1" table:formula="of:=[.G2]-[.H3]" office:value-type="float" office:value="34464.8226779" calcext:value-type="float">
            <text:p>344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274.923534" calcext:value-type="float">
            <text:p>2274.923534</text:p>
          </table:table-cell>
          <table:table-cell office:value-type="float" office:value="1649" calcext:value-type="float">
            <text:p>1649</text:p>
          </table:table-cell>
          <table:table-cell table:formula="of:=[.C5]+90" office:value-type="float" office:value="1739" calcext:value-type="float">
            <text:p>1739</text:p>
          </table:table-cell>
          <table:table-cell/>
          <table:table-cell office:value-type="string" calcext:value-type="string">
            <text:p>DeltaE</text:p>
          </table:table-cell>
          <table:table-cell table:style-name="ce2" table:formula="of:=([.G2]-[.G3])/[.G2]" office:value-type="percentage" office:value="0.153185911995094" calcext:value-type="percentage">
            <text:p>15.32%</text:p>
          </table:table-cell>
          <table:table-cell table:style-name="ce2" table:formula="of:=([.G2]-[.H3])/[.G2]" office:value-type="percentage" office:value="0.0994357835168143" calcext:value-type="percentage">
            <text:p>9.94%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999.323946" calcext:value-type="float">
            <text:p>1999.323946</text:p>
          </table:table-cell>
          <table:table-cell office:value-type="float" office:value="2127" calcext:value-type="float">
            <text:p>2127</text:p>
          </table:table-cell>
          <table:table-cell table:formula="of:=[.C6]+90" office:value-type="float" office:value="2217" calcext:value-type="float">
            <text:p>2217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244.68707" calcext:value-type="float">
            <text:p>2244.68707</text:p>
          </table:table-cell>
          <table:table-cell office:value-type="float" office:value="1884" calcext:value-type="float">
            <text:p>1884</text:p>
          </table:table-cell>
          <table:table-cell table:formula="of:=[.C7]+90" office:value-type="float" office:value="1974" calcext:value-type="float">
            <text:p>1974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2123.735159" calcext:value-type="float">
            <text:p>2123.735159</text:p>
          </table:table-cell>
          <table:table-cell office:value-type="float" office:value="1993" calcext:value-type="float">
            <text:p>1993</text:p>
          </table:table-cell>
          <table:table-cell table:formula="of:=[.C8]+90" office:value-type="float" office:value="2083" calcext:value-type="float">
            <text:p>208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187.638193" calcext:value-type="float">
            <text:p>2187.638193</text:p>
          </table:table-cell>
          <table:table-cell office:value-type="float" office:value="2160" calcext:value-type="float">
            <text:p>2160</text:p>
          </table:table-cell>
          <table:table-cell table:formula="of:=[.C9]+90" office:value-type="float" office:value="2250" calcext:value-type="float">
            <text:p>225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318.328567" calcext:value-type="float">
            <text:p>2318.328567</text:p>
          </table:table-cell>
          <table:table-cell office:value-type="float" office:value="1757" calcext:value-type="float">
            <text:p>1757</text:p>
          </table:table-cell>
          <table:table-cell table:formula="of:=[.C10]+90" office:value-type="float" office:value="1847" calcext:value-type="float">
            <text:p>184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2270.997509" calcext:value-type="float">
            <text:p>2270.997509</text:p>
          </table:table-cell>
          <table:table-cell office:value-type="float" office:value="2086" calcext:value-type="float">
            <text:p>2086</text:p>
          </table:table-cell>
          <table:table-cell table:formula="of:=[.C11]+90"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976.164282" calcext:value-type="float">
            <text:p>1976.164282</text:p>
          </table:table-cell>
          <table:table-cell office:value-type="float" office:value="1981" calcext:value-type="float">
            <text:p>1981</text:p>
          </table:table-cell>
          <table:table-cell table:formula="of:=[.C12]+90" office:value-type="float" office:value="2071" calcext:value-type="float">
            <text:p>207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939.003235" calcext:value-type="float">
            <text:p>1939.003235</text:p>
          </table:table-cell>
          <table:table-cell office:value-type="float" office:value="1591" calcext:value-type="float">
            <text:p>1591</text:p>
          </table:table-cell>
          <table:table-cell table:formula="of:=[.C13]+90" office:value-type="float" office:value="1681" calcext:value-type="float">
            <text:p>168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968.097493" calcext:value-type="float">
            <text:p>1968.097493</text:p>
          </table:table-cell>
          <table:table-cell office:value-type="float" office:value="1595" calcext:value-type="float">
            <text:p>1595</text:p>
          </table:table-cell>
          <table:table-cell table:formula="of:=[.C14]+90" office:value-type="float" office:value="1685" calcext:value-type="float">
            <text:p>168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995.566656" calcext:value-type="float">
            <text:p>1995.566656</text:p>
          </table:table-cell>
          <table:table-cell office:value-type="float" office:value="1636" calcext:value-type="float">
            <text:p>1636</text:p>
          </table:table-cell>
          <table:table-cell table:formula="of:=[.C15]+90" office:value-type="float" office:value="1726" calcext:value-type="float">
            <text:p>1726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954.705662" calcext:value-type="float">
            <text:p>1954.705662</text:p>
          </table:table-cell>
          <table:table-cell office:value-type="float" office:value="1690" calcext:value-type="float">
            <text:p>1690</text:p>
          </table:table-cell>
          <table:table-cell table:formula="of:=[.C16]+90" office:value-type="float" office:value="1780" calcext:value-type="float">
            <text:p>178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923.362738" calcext:value-type="float">
            <text:p>1923.362738</text:p>
          </table:table-cell>
          <table:table-cell office:value-type="float" office:value="1607" calcext:value-type="float">
            <text:p>1607</text:p>
          </table:table-cell>
          <table:table-cell table:formula="of:=[.C17]+90" office:value-type="float" office:value="1697" calcext:value-type="float">
            <text:p>1697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971.626142" calcext:value-type="float">
            <text:p>1971.626142</text:p>
          </table:table-cell>
          <table:table-cell office:value-type="float" office:value="1622" calcext:value-type="float">
            <text:p>1622</text:p>
          </table:table-cell>
          <table:table-cell table:formula="of:=[.C18]+90" office:value-type="float" office:value="1712" calcext:value-type="float">
            <text:p>1712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1999.592488" calcext:value-type="float">
            <text:p>1999.592488</text:p>
          </table:table-cell>
          <table:table-cell office:value-type="float" office:value="1589" calcext:value-type="float">
            <text:p>1589</text:p>
          </table:table-cell>
          <table:table-cell table:formula="of:=[.C19]+90" office:value-type="float" office:value="1679" calcext:value-type="float">
            <text:p>167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1975.011701" calcext:value-type="float">
            <text:p>1975.011701</text:p>
          </table:table-cell>
          <table:table-cell office:value-type="float" office:value="1680" calcext:value-type="float">
            <text:p>1680</text:p>
          </table:table-cell>
          <table:table-cell table:formula="of:=[.C20]+90" office:value-type="float" office:value="1770" calcext:value-type="float">
            <text:p>1770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1909.163718" calcext:value-type="float">
            <text:p>1909.163718</text:p>
          </table:table-cell>
          <table:table-cell office:value-type="float" office:value="1592" calcext:value-type="float">
            <text:p>1592</text:p>
          </table:table-cell>
          <table:table-cell table:formula="of:=[.C21]+90" office:value-type="float" office:value="1682" calcext:value-type="float">
            <text:p>168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941.676287" calcext:value-type="float">
            <text:p>1941.676287</text:p>
          </table:table-cell>
          <table:table-cell office:value-type="float" office:value="1559" calcext:value-type="float">
            <text:p>1559</text:p>
          </table:table-cell>
          <table:table-cell table:formula="of:=[.C22]+90" office:value-type="float" office:value="1649" calcext:value-type="float">
            <text:p>1649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1837.1839713" calcext:value-type="float">
            <text:p>1837.1839713</text:p>
          </table:table-cell>
          <table:table-cell office:value-type="float" office:value="1579" calcext:value-type="float">
            <text:p>1579</text:p>
          </table:table-cell>
          <table:table-cell table:formula="of:=[.C23]+90" office:value-type="float" office:value="1669" calcext:value-type="float">
            <text:p>1669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1679.1655138" calcext:value-type="float">
            <text:p>1679.1655138</text:p>
          </table:table-cell>
          <table:table-cell office:value-type="float" office:value="1651" calcext:value-type="float">
            <text:p>1651</text:p>
          </table:table-cell>
          <table:table-cell table:formula="of:=[.C24]+90" office:value-type="float" office:value="1741" calcext:value-type="float">
            <text:p>174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1590.6516318" calcext:value-type="float">
            <text:p>1590.6516318</text:p>
          </table:table-cell>
          <table:table-cell office:value-type="float" office:value="1388" calcext:value-type="float">
            <text:p>1388</text:p>
          </table:table-cell>
          <table:table-cell table:formula="of:=[.C25]+90" office:value-type="float" office:value="1478" calcext:value-type="float">
            <text:p>147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1625.0732883" calcext:value-type="float">
            <text:p>1625.0732883</text:p>
          </table:table-cell>
          <table:table-cell office:value-type="float" office:value="1352" calcext:value-type="float">
            <text:p>1352</text:p>
          </table:table-cell>
          <table:table-cell table:formula="of:=[.C26]+90" office:value-type="float" office:value="1442" calcext:value-type="float">
            <text:p>144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1668.4591122" calcext:value-type="float">
            <text:p>1668.4591122</text:p>
          </table:table-cell>
          <table:table-cell office:value-type="float" office:value="1346" calcext:value-type="float">
            <text:p>1346</text:p>
          </table:table-cell>
          <table:table-cell table:formula="of:=[.C27]+90" office:value-type="float" office:value="1436" calcext:value-type="float">
            <text:p>1436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1904.868838" calcext:value-type="float">
            <text:p>1904.868838</text:p>
          </table:table-cell>
          <table:table-cell office:value-type="float" office:value="1481" calcext:value-type="float">
            <text:p>1481</text:p>
          </table:table-cell>
          <table:table-cell table:formula="of:=[.C28]+90" office:value-type="float" office:value="1571" calcext:value-type="float">
            <text:p>1571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1997.005802" calcext:value-type="float">
            <text:p>1997.005802</text:p>
          </table:table-cell>
          <table:table-cell office:value-type="float" office:value="1530" calcext:value-type="float">
            <text:p>1530</text:p>
          </table:table-cell>
          <table:table-cell table:formula="of:=[.C29]+90" office:value-type="float" office:value="1620" calcext:value-type="float">
            <text:p>1620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2006.721015" calcext:value-type="float">
            <text:p>2006.721015</text:p>
          </table:table-cell>
          <table:table-cell office:value-type="float" office:value="1595" calcext:value-type="float">
            <text:p>1595</text:p>
          </table:table-cell>
          <table:table-cell table:formula="of:=[.C30]+90" office:value-type="float" office:value="1685" calcext:value-type="float">
            <text:p>1685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1948.444255" calcext:value-type="float">
            <text:p>1948.444255</text:p>
          </table:table-cell>
          <table:table-cell office:value-type="float" office:value="1570" calcext:value-type="float">
            <text:p>1570</text:p>
          </table:table-cell>
          <table:table-cell table:formula="of:=[.C31]+90" office:value-type="float" office:value="1660" calcext:value-type="float">
            <text:p>1660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993.655476" calcext:value-type="float">
            <text:p>1993.655476</text:p>
          </table:table-cell>
          <table:table-cell office:value-type="float" office:value="1560" calcext:value-type="float">
            <text:p>1560</text:p>
          </table:table-cell>
          <table:table-cell table:formula="of:=[.C32]+90" office:value-type="float" office:value="1650" calcext:value-type="float">
            <text:p>165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1982.472379" calcext:value-type="float">
            <text:p>1982.472379</text:p>
          </table:table-cell>
          <table:table-cell office:value-type="float" office:value="1625" calcext:value-type="float">
            <text:p>1625</text:p>
          </table:table-cell>
          <table:table-cell table:formula="of:=[.C33]+90" office:value-type="float" office:value="1715" calcext:value-type="float">
            <text:p>171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1977.886997" calcext:value-type="float">
            <text:p>1977.886997</text:p>
          </table:table-cell>
          <table:table-cell office:value-type="float" office:value="1593" calcext:value-type="float">
            <text:p>1593</text:p>
          </table:table-cell>
          <table:table-cell table:formula="of:=[.C34]+90" office:value-type="float" office:value="1683" calcext:value-type="float">
            <text:p>1683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2050.70181199999" calcext:value-type="float">
            <text:p>2050.70181199999</text:p>
          </table:table-cell>
          <table:table-cell office:value-type="float" office:value="1601" calcext:value-type="float">
            <text:p>1601</text:p>
          </table:table-cell>
          <table:table-cell table:formula="of:=[.C35]+90" office:value-type="float" office:value="1691" calcext:value-type="float">
            <text:p>169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1939.065464" calcext:value-type="float">
            <text:p>1939.065464</text:p>
          </table:table-cell>
          <table:table-cell office:value-type="float" office:value="1717" calcext:value-type="float">
            <text:p>1717</text:p>
          </table:table-cell>
          <table:table-cell table:formula="of:=[.C36]+90" office:value-type="float" office:value="1807" calcext:value-type="float">
            <text:p>1807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1981.214661" calcext:value-type="float">
            <text:p>1981.214661</text:p>
          </table:table-cell>
          <table:table-cell office:value-type="float" office:value="1651" calcext:value-type="float">
            <text:p>1651</text:p>
          </table:table-cell>
          <table:table-cell table:formula="of:=[.C37]+90" office:value-type="float" office:value="1741" calcext:value-type="float">
            <text:p>1741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1704.847866" calcext:value-type="float">
            <text:p>1704.847866</text:p>
          </table:table-cell>
          <table:table-cell office:value-type="float" office:value="1590" calcext:value-type="float">
            <text:p>1590</text:p>
          </table:table-cell>
          <table:table-cell table:formula="of:=[.C38]+90" office:value-type="float" office:value="1680" calcext:value-type="float">
            <text:p>1680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1621.3190011" calcext:value-type="float">
            <text:p>1621.3190011</text:p>
          </table:table-cell>
          <table:table-cell office:value-type="float" office:value="1362" calcext:value-type="float">
            <text:p>1362</text:p>
          </table:table-cell>
          <table:table-cell table:formula="of:=[.C39]+90" office:value-type="float" office:value="1452" calcext:value-type="float">
            <text:p>1452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1727.4060089" calcext:value-type="float">
            <text:p>1727.4060089</text:p>
          </table:table-cell>
          <table:table-cell office:value-type="float" office:value="1330" calcext:value-type="float">
            <text:p>1330</text:p>
          </table:table-cell>
          <table:table-cell table:formula="of:=[.C40]+90" office:value-type="float" office:value="1420" calcext:value-type="float">
            <text:p>1420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685.3022515" calcext:value-type="float">
            <text:p>1685.3022515</text:p>
          </table:table-cell>
          <table:table-cell office:value-type="float" office:value="1354" calcext:value-type="float">
            <text:p>1354</text:p>
          </table:table-cell>
          <table:table-cell table:formula="of:=[.C41]+90" office:value-type="float" office:value="1444" calcext:value-type="float">
            <text:p>1444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636.4827215" calcext:value-type="float">
            <text:p>1636.4827215</text:p>
          </table:table-cell>
          <table:table-cell office:value-type="float" office:value="1334" calcext:value-type="float">
            <text:p>1334</text:p>
          </table:table-cell>
          <table:table-cell table:formula="of:=[.C42]+90" office:value-type="float" office:value="1424" calcext:value-type="float">
            <text:p>1424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660.6015473" calcext:value-type="float">
            <text:p>1660.6015473</text:p>
          </table:table-cell>
          <table:table-cell office:value-type="float" office:value="1358" calcext:value-type="float">
            <text:p>1358</text:p>
          </table:table-cell>
          <table:table-cell table:formula="of:=[.C43]+90" office:value-type="float" office:value="1448" calcext:value-type="float">
            <text:p>144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667.4251123" calcext:value-type="float">
            <text:p>1667.4251123</text:p>
          </table:table-cell>
          <table:table-cell office:value-type="float" office:value="1317" calcext:value-type="float">
            <text:p>1317</text:p>
          </table:table-cell>
          <table:table-cell table:formula="of:=[.C44]+90" office:value-type="float" office:value="1407" calcext:value-type="float">
            <text:p>140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566.8181362" calcext:value-type="float">
            <text:p>1566.8181362</text:p>
          </table:table-cell>
          <table:table-cell office:value-type="float" office:value="1415" calcext:value-type="float">
            <text:p>1415</text:p>
          </table:table-cell>
          <table:table-cell table:formula="of:=[.C45]+90" office:value-type="float" office:value="1505" calcext:value-type="float">
            <text:p>1505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643.503725" calcext:value-type="float">
            <text:p>1643.503725</text:p>
          </table:table-cell>
          <table:table-cell office:value-type="float" office:value="1324" calcext:value-type="float">
            <text:p>1324</text:p>
          </table:table-cell>
          <table:table-cell table:formula="of:=[.C46]+90" office:value-type="float" office:value="1414" calcext:value-type="float">
            <text:p>1414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723.6716654" calcext:value-type="float">
            <text:p>1723.6716654</text:p>
          </table:table-cell>
          <table:table-cell office:value-type="float" office:value="1286" calcext:value-type="float">
            <text:p>1286</text:p>
          </table:table-cell>
          <table:table-cell table:formula="of:=[.C47]+90" office:value-type="float" office:value="1376" calcext:value-type="float">
            <text:p>1376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1638.7236046" calcext:value-type="float">
            <text:p>1638.7236046</text:p>
          </table:table-cell>
          <table:table-cell office:value-type="float" office:value="1331" calcext:value-type="float">
            <text:p>1331</text:p>
          </table:table-cell>
          <table:table-cell table:formula="of:=[.C48]+90" office:value-type="float" office:value="1421" calcext:value-type="float">
            <text:p>1421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1598.1399998" calcext:value-type="float">
            <text:p>1598.1399998</text:p>
          </table:table-cell>
          <table:table-cell office:value-type="float" office:value="1347" calcext:value-type="float">
            <text:p>1347</text:p>
          </table:table-cell>
          <table:table-cell table:formula="of:=[.C49]+90" office:value-type="float" office:value="1437" calcext:value-type="float">
            <text:p>1437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618.9922901" calcext:value-type="float">
            <text:p>1618.9922901</text:p>
          </table:table-cell>
          <table:table-cell office:value-type="float" office:value="1310" calcext:value-type="float">
            <text:p>1310</text:p>
          </table:table-cell>
          <table:table-cell table:formula="of:=[.C50]+90" office:value-type="float" office:value="1400" calcext:value-type="float">
            <text:p>1400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1662.9880288" calcext:value-type="float">
            <text:p>1662.9880288</text:p>
          </table:table-cell>
          <table:table-cell office:value-type="float" office:value="1342" calcext:value-type="float">
            <text:p>1342</text:p>
          </table:table-cell>
          <table:table-cell table:formula="of:=[.C51]+90" office:value-type="float" office:value="1432" calcext:value-type="float">
            <text:p>143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663.2248676" calcext:value-type="float">
            <text:p>1663.2248676</text:p>
          </table:table-cell>
          <table:table-cell office:value-type="float" office:value="1505" calcext:value-type="float">
            <text:p>1505</text:p>
          </table:table-cell>
          <table:table-cell table:formula="of:=[.C52]+90" office:value-type="float" office:value="1595" calcext:value-type="float">
            <text:p>1595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1708.9865027" calcext:value-type="float">
            <text:p>1708.9865027</text:p>
          </table:table-cell>
          <table:table-cell office:value-type="float" office:value="1385" calcext:value-type="float">
            <text:p>1385</text:p>
          </table:table-cell>
          <table:table-cell table:formula="of:=[.C53]+90" office:value-type="float" office:value="1475" calcext:value-type="float">
            <text:p>1475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float" office:value="1648.3391986" calcext:value-type="float">
            <text:p>1648.3391986</text:p>
          </table:table-cell>
          <table:table-cell office:value-type="float" office:value="1340" calcext:value-type="float">
            <text:p>1340</text:p>
          </table:table-cell>
          <table:table-cell table:formula="of:=[.C54]+90" office:value-type="float" office:value="1430" calcext:value-type="float">
            <text:p>1430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1636.9532043" calcext:value-type="float">
            <text:p>1636.9532043</text:p>
          </table:table-cell>
          <table:table-cell office:value-type="float" office:value="1324" calcext:value-type="float">
            <text:p>1324</text:p>
          </table:table-cell>
          <table:table-cell table:formula="of:=[.C55]+90" office:value-type="float" office:value="1414" calcext:value-type="float">
            <text:p>141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1667.3126671" calcext:value-type="float">
            <text:p>1667.3126671</text:p>
          </table:table-cell>
          <table:table-cell office:value-type="float" office:value="1395" calcext:value-type="float">
            <text:p>1395</text:p>
          </table:table-cell>
          <table:table-cell table:formula="of:=[.C56]+90" office:value-type="float" office:value="1485" calcext:value-type="float">
            <text:p>1485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1611.8069233" calcext:value-type="float">
            <text:p>1611.8069233</text:p>
          </table:table-cell>
          <table:table-cell office:value-type="float" office:value="1232" calcext:value-type="float">
            <text:p>1232</text:p>
          </table:table-cell>
          <table:table-cell table:formula="of:=[.C57]+90" office:value-type="float" office:value="1322" calcext:value-type="float">
            <text:p>1322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1627.6493585" calcext:value-type="float">
            <text:p>1627.6493585</text:p>
          </table:table-cell>
          <table:table-cell office:value-type="float" office:value="1272" calcext:value-type="float">
            <text:p>1272</text:p>
          </table:table-cell>
          <table:table-cell table:formula="of:=[.C58]+90" office:value-type="float" office:value="1362" calcext:value-type="float">
            <text:p>1362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1633.7240653" calcext:value-type="float">
            <text:p>1633.7240653</text:p>
          </table:table-cell>
          <table:table-cell office:value-type="float" office:value="1315" calcext:value-type="float">
            <text:p>1315</text:p>
          </table:table-cell>
          <table:table-cell table:formula="of:=[.C59]+90" office:value-type="float" office:value="1405" calcext:value-type="float">
            <text:p>1405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1696.6215724" calcext:value-type="float">
            <text:p>1696.6215724</text:p>
          </table:table-cell>
          <table:table-cell office:value-type="float" office:value="1468" calcext:value-type="float">
            <text:p>1468</text:p>
          </table:table-cell>
          <table:table-cell table:formula="of:=[.C60]+90" office:value-type="float" office:value="1558" calcext:value-type="float">
            <text:p>1558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1642.8342358" calcext:value-type="float">
            <text:p>1642.8342358</text:p>
          </table:table-cell>
          <table:table-cell office:value-type="float" office:value="1511" calcext:value-type="float">
            <text:p>1511</text:p>
          </table:table-cell>
          <table:table-cell table:formula="of:=[.C61]+90" office:value-type="float" office:value="1601" calcext:value-type="float">
            <text:p>1601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1626.6340225" calcext:value-type="float">
            <text:p>1626.6340225</text:p>
          </table:table-cell>
          <table:table-cell office:value-type="float" office:value="1324" calcext:value-type="float">
            <text:p>1324</text:p>
          </table:table-cell>
          <table:table-cell table:formula="of:=[.C62]+90" office:value-type="float" office:value="1414" calcext:value-type="float">
            <text:p>1414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1642.6664602" calcext:value-type="float">
            <text:p>1642.6664602</text:p>
          </table:table-cell>
          <table:table-cell office:value-type="float" office:value="1347" calcext:value-type="float">
            <text:p>1347</text:p>
          </table:table-cell>
          <table:table-cell table:formula="of:=[.C63]+90" office:value-type="float" office:value="1437" calcext:value-type="float">
            <text:p>1437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1632.478356" calcext:value-type="float">
            <text:p>1632.478356</text:p>
          </table:table-cell>
          <table:table-cell office:value-type="float" office:value="1344" calcext:value-type="float">
            <text:p>1344</text:p>
          </table:table-cell>
          <table:table-cell table:formula="of:=[.C64]+90" office:value-type="float" office:value="1434" calcext:value-type="float">
            <text:p>1434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1583.8194728" calcext:value-type="float">
            <text:p>1583.8194728</text:p>
          </table:table-cell>
          <table:table-cell office:value-type="float" office:value="1433" calcext:value-type="float">
            <text:p>1433</text:p>
          </table:table-cell>
          <table:table-cell table:formula="of:=[.C65]+90" office:value-type="float" office:value="1523" calcext:value-type="float">
            <text:p>1523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1624.0767243" calcext:value-type="float">
            <text:p>1624.0767243</text:p>
          </table:table-cell>
          <table:table-cell office:value-type="float" office:value="1409" calcext:value-type="float">
            <text:p>1409</text:p>
          </table:table-cell>
          <table:table-cell table:formula="of:=[.C66]+90" office:value-type="float" office:value="1499" calcext:value-type="float">
            <text:p>1499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1745.122124" calcext:value-type="float">
            <text:p>1745.122124</text:p>
          </table:table-cell>
          <table:table-cell office:value-type="float" office:value="1318" calcext:value-type="float">
            <text:p>1318</text:p>
          </table:table-cell>
          <table:table-cell table:formula="of:=[.C67]+90"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1607.5634631" calcext:value-type="float">
            <text:p>1607.5634631</text:p>
          </table:table-cell>
          <table:table-cell office:value-type="float" office:value="1480" calcext:value-type="float">
            <text:p>1480</text:p>
          </table:table-cell>
          <table:table-cell table:formula="of:=[.C68]+90" office:value-type="float" office:value="1570" calcext:value-type="float">
            <text:p>1570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1565.4049524" calcext:value-type="float">
            <text:p>1565.4049524</text:p>
          </table:table-cell>
          <table:table-cell office:value-type="float" office:value="1269" calcext:value-type="float">
            <text:p>1269</text:p>
          </table:table-cell>
          <table:table-cell table:formula="of:=[.C69]+90" office:value-type="float" office:value="1359" calcext:value-type="float">
            <text:p>135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1621.3803389" calcext:value-type="float">
            <text:p>1621.3803389</text:p>
          </table:table-cell>
          <table:table-cell office:value-type="float" office:value="1301" calcext:value-type="float">
            <text:p>1301</text:p>
          </table:table-cell>
          <table:table-cell table:formula="of:=[.C70]+90" office:value-type="float" office:value="1391" calcext:value-type="float">
            <text:p>1391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1575.5781885" calcext:value-type="float">
            <text:p>1575.5781885</text:p>
          </table:table-cell>
          <table:table-cell office:value-type="float" office:value="1331" calcext:value-type="float">
            <text:p>1331</text:p>
          </table:table-cell>
          <table:table-cell table:formula="of:=[.C71]+90" office:value-type="float" office:value="1421" calcext:value-type="float">
            <text:p>142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1553.8618663" calcext:value-type="float">
            <text:p>1553.8618663</text:p>
          </table:table-cell>
          <table:table-cell office:value-type="float" office:value="1341" calcext:value-type="float">
            <text:p>1341</text:p>
          </table:table-cell>
          <table:table-cell table:formula="of:=[.C72]+90" office:value-type="float" office:value="1431" calcext:value-type="float">
            <text:p>143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1569.029371" calcext:value-type="float">
            <text:p>1569.029371</text:p>
          </table:table-cell>
          <table:table-cell office:value-type="float" office:value="1343" calcext:value-type="float">
            <text:p>1343</text:p>
          </table:table-cell>
          <table:table-cell table:formula="of:=[.C73]+90" office:value-type="float" office:value="1433" calcext:value-type="float">
            <text:p>1433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1600.384427" calcext:value-type="float">
            <text:p>1600.384427</text:p>
          </table:table-cell>
          <table:table-cell office:value-type="float" office:value="1321" calcext:value-type="float">
            <text:p>1321</text:p>
          </table:table-cell>
          <table:table-cell table:formula="of:=[.C74]+90" office:value-type="float" office:value="1411" calcext:value-type="float">
            <text:p>1411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1603.7886965" calcext:value-type="float">
            <text:p>1603.7886965</text:p>
          </table:table-cell>
          <table:table-cell office:value-type="float" office:value="1386" calcext:value-type="float">
            <text:p>1386</text:p>
          </table:table-cell>
          <table:table-cell table:formula="of:=[.C75]+90" office:value-type="float" office:value="1476" calcext:value-type="float">
            <text:p>1476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1570.695124" calcext:value-type="float">
            <text:p>1570.695124</text:p>
          </table:table-cell>
          <table:table-cell office:value-type="float" office:value="1369" calcext:value-type="float">
            <text:p>1369</text:p>
          </table:table-cell>
          <table:table-cell table:formula="of:=[.C76]+90" office:value-type="float" office:value="1459" calcext:value-type="float">
            <text:p>1459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1638.685019" calcext:value-type="float">
            <text:p>1638.685019</text:p>
          </table:table-cell>
          <table:table-cell office:value-type="float" office:value="1267" calcext:value-type="float">
            <text:p>1267</text:p>
          </table:table-cell>
          <table:table-cell table:formula="of:=[.C77]+90" office:value-type="float" office:value="1357" calcext:value-type="float">
            <text:p>1357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1555.7239305" calcext:value-type="float">
            <text:p>1555.7239305</text:p>
          </table:table-cell>
          <table:table-cell office:value-type="float" office:value="1319" calcext:value-type="float">
            <text:p>1319</text:p>
          </table:table-cell>
          <table:table-cell table:formula="of:=[.C78]+90" office:value-type="float" office:value="1409" calcext:value-type="float">
            <text:p>1409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1575.8910757" calcext:value-type="float">
            <text:p>1575.8910757</text:p>
          </table:table-cell>
          <table:table-cell office:value-type="float" office:value="1323" calcext:value-type="float">
            <text:p>1323</text:p>
          </table:table-cell>
          <table:table-cell table:formula="of:=[.C79]+90" office:value-type="float" office:value="1413" calcext:value-type="float">
            <text:p>1413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float" office:value="1584.9335429" calcext:value-type="float">
            <text:p>1584.9335429</text:p>
          </table:table-cell>
          <table:table-cell office:value-type="float" office:value="1307" calcext:value-type="float">
            <text:p>1307</text:p>
          </table:table-cell>
          <table:table-cell table:formula="of:=[.C80]+90" office:value-type="float" office:value="1397" calcext:value-type="float">
            <text:p>1397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float" office:value="1570.9100019" calcext:value-type="float">
            <text:p>1570.9100019</text:p>
          </table:table-cell>
          <table:table-cell office:value-type="float" office:value="1286" calcext:value-type="float">
            <text:p>1286</text:p>
          </table:table-cell>
          <table:table-cell table:formula="of:=[.C81]+90" office:value-type="float" office:value="1376" calcext:value-type="float">
            <text:p>1376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1575.1297875" calcext:value-type="float">
            <text:p>1575.1297875</text:p>
          </table:table-cell>
          <table:table-cell office:value-type="float" office:value="1291" calcext:value-type="float">
            <text:p>1291</text:p>
          </table:table-cell>
          <table:table-cell table:formula="of:=[.C82]+90" office:value-type="float" office:value="1381" calcext:value-type="float">
            <text:p>1381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float" office:value="1628.9996041" calcext:value-type="float">
            <text:p>1628.9996041</text:p>
          </table:table-cell>
          <table:table-cell office:value-type="float" office:value="1238" calcext:value-type="float">
            <text:p>1238</text:p>
          </table:table-cell>
          <table:table-cell table:formula="of:=[.C83]+90" office:value-type="float" office:value="1328" calcext:value-type="float">
            <text:p>1328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float" office:value="1583.491325" calcext:value-type="float">
            <text:p>1583.491325</text:p>
          </table:table-cell>
          <table:table-cell office:value-type="float" office:value="1328" calcext:value-type="float">
            <text:p>1328</text:p>
          </table:table-cell>
          <table:table-cell table:formula="of:=[.C84]+90" office:value-type="float" office:value="1418" calcext:value-type="float">
            <text:p>1418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float" office:value="1595.7452658" calcext:value-type="float">
            <text:p>1595.7452658</text:p>
          </table:table-cell>
          <table:table-cell office:value-type="float" office:value="1344" calcext:value-type="float">
            <text:p>1344</text:p>
          </table:table-cell>
          <table:table-cell table:formula="of:=[.C85]+90" office:value-type="float" office:value="1434" calcext:value-type="float">
            <text:p>143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1575.7829964" calcext:value-type="float">
            <text:p>1575.7829964</text:p>
          </table:table-cell>
          <table:table-cell office:value-type="float" office:value="1356" calcext:value-type="float">
            <text:p>1356</text:p>
          </table:table-cell>
          <table:table-cell table:formula="of:=[.C86]+90" office:value-type="float" office:value="1446" calcext:value-type="float">
            <text:p>1446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1859.4132817" calcext:value-type="float">
            <text:p>1859.4132817</text:p>
          </table:table-cell>
          <table:table-cell office:value-type="float" office:value="1419" calcext:value-type="float">
            <text:p>1419</text:p>
          </table:table-cell>
          <table:table-cell table:formula="of:=[.C87]+90" office:value-type="float" office:value="1509" calcext:value-type="float">
            <text:p>1509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1911.241482" calcext:value-type="float">
            <text:p>1911.241482</text:p>
          </table:table-cell>
          <table:table-cell office:value-type="float" office:value="1392" calcext:value-type="float">
            <text:p>1392</text:p>
          </table:table-cell>
          <table:table-cell table:formula="of:=[.C88]+90" office:value-type="float" office:value="1482" calcext:value-type="float">
            <text:p>1482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float" office:value="1879.327658" calcext:value-type="float">
            <text:p>1879.327658</text:p>
          </table:table-cell>
          <table:table-cell office:value-type="float" office:value="1339" calcext:value-type="float">
            <text:p>1339</text:p>
          </table:table-cell>
          <table:table-cell table:formula="of:=[.C89]+90" office:value-type="float" office:value="1429" calcext:value-type="float">
            <text:p>1429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1757.372768" calcext:value-type="float">
            <text:p>1757.372768</text:p>
          </table:table-cell>
          <table:table-cell office:value-type="float" office:value="1352" calcext:value-type="float">
            <text:p>1352</text:p>
          </table:table-cell>
          <table:table-cell table:formula="of:=[.C90]+90" office:value-type="float" office:value="1442" calcext:value-type="float">
            <text:p>1442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float" office:value="1561.6931281" calcext:value-type="float">
            <text:p>1561.6931281</text:p>
          </table:table-cell>
          <table:table-cell office:value-type="float" office:value="1343" calcext:value-type="float">
            <text:p>1343</text:p>
          </table:table-cell>
          <table:table-cell table:formula="of:=[.C91]+90" office:value-type="float" office:value="1433" calcext:value-type="float">
            <text:p>143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1562.6045697" calcext:value-type="float">
            <text:p>1562.6045697</text:p>
          </table:table-cell>
          <table:table-cell office:value-type="float" office:value="1294" calcext:value-type="float">
            <text:p>1294</text:p>
          </table:table-cell>
          <table:table-cell table:formula="of:=[.C92]+90" office:value-type="float" office:value="1384" calcext:value-type="float">
            <text:p>1384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float" office:value="1555.5739037" calcext:value-type="float">
            <text:p>1555.5739037</text:p>
          </table:table-cell>
          <table:table-cell office:value-type="float" office:value="1287" calcext:value-type="float">
            <text:p>1287</text:p>
          </table:table-cell>
          <table:table-cell table:formula="of:=[.C93]+90" office:value-type="float" office:value="1377" calcext:value-type="float">
            <text:p>1377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1580.9119715" calcext:value-type="float">
            <text:p>1580.9119715</text:p>
          </table:table-cell>
          <table:table-cell office:value-type="float" office:value="1241" calcext:value-type="float">
            <text:p>1241</text:p>
          </table:table-cell>
          <table:table-cell table:formula="of:=[.C94]+90" office:value-type="float" office:value="1331" calcext:value-type="float">
            <text:p>133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float" office:value="1614.9080673" calcext:value-type="float">
            <text:p>1614.9080673</text:p>
          </table:table-cell>
          <table:table-cell office:value-type="float" office:value="1326" calcext:value-type="float">
            <text:p>1326</text:p>
          </table:table-cell>
          <table:table-cell table:formula="of:=[.C95]+90" office:value-type="float" office:value="1416" calcext:value-type="float">
            <text:p>1416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1563.4475451" calcext:value-type="float">
            <text:p>1563.4475451</text:p>
          </table:table-cell>
          <table:table-cell office:value-type="float" office:value="1360" calcext:value-type="float">
            <text:p>1360</text:p>
          </table:table-cell>
          <table:table-cell table:formula="of:=[.C96]+90" office:value-type="float" office:value="1450" calcext:value-type="float">
            <text:p>1450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1570.7509349" calcext:value-type="float">
            <text:p>1570.7509349</text:p>
          </table:table-cell>
          <table:table-cell office:value-type="float" office:value="1398" calcext:value-type="float">
            <text:p>1398</text:p>
          </table:table-cell>
          <table:table-cell table:formula="of:=[.C97]+90" office:value-type="float" office:value="1488" calcext:value-type="float">
            <text:p>148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1583.4308742" calcext:value-type="float">
            <text:p>1583.4308742</text:p>
          </table:table-cell>
          <table:table-cell office:value-type="float" office:value="1372" calcext:value-type="float">
            <text:p>1372</text:p>
          </table:table-cell>
          <table:table-cell table:formula="of:=[.C98]+90" office:value-type="float" office:value="1462" calcext:value-type="float">
            <text:p>1462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float" office:value="1567.8811576" calcext:value-type="float">
            <text:p>1567.8811576</text:p>
          </table:table-cell>
          <table:table-cell office:value-type="float" office:value="1420" calcext:value-type="float">
            <text:p>1420</text:p>
          </table:table-cell>
          <table:table-cell table:formula="of:=[.C99]+90" office:value-type="float" office:value="1510" calcext:value-type="float">
            <text:p>1510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float" office:value="1556.767754" calcext:value-type="float">
            <text:p>1556.767754</text:p>
          </table:table-cell>
          <table:table-cell office:value-type="float" office:value="1408" calcext:value-type="float">
            <text:p>1408</text:p>
          </table:table-cell>
          <table:table-cell table:formula="of:=[.C100]+90" office:value-type="float" office:value="1498" calcext:value-type="float">
            <text:p>149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float" office:value="1595.5742541" calcext:value-type="float">
            <text:p>1595.5742541</text:p>
          </table:table-cell>
          <table:table-cell office:value-type="float" office:value="1383" calcext:value-type="float">
            <text:p>1383</text:p>
          </table:table-cell>
          <table:table-cell table:formula="of:=[.C101]+90" office:value-type="float" office:value="1473" calcext:value-type="float">
            <text:p>147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590.4441947" calcext:value-type="float">
            <text:p>1590.4441947</text:p>
          </table:table-cell>
          <table:table-cell office:value-type="float" office:value="1365" calcext:value-type="float">
            <text:p>1365</text:p>
          </table:table-cell>
          <table:table-cell table:formula="of:=[.C102]+90" office:value-type="float" office:value="1455" calcext:value-type="float">
            <text:p>145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float" office:value="1580.3437208" calcext:value-type="float">
            <text:p>1580.3437208</text:p>
          </table:table-cell>
          <table:table-cell office:value-type="float" office:value="1434" calcext:value-type="float">
            <text:p>1434</text:p>
          </table:table-cell>
          <table:table-cell table:formula="of:=[.C103]+90" office:value-type="float" office:value="1524" calcext:value-type="float">
            <text:p>1524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float" office:value="1592.442514" calcext:value-type="float">
            <text:p>1592.442514</text:p>
          </table:table-cell>
          <table:table-cell office:value-type="float" office:value="1481" calcext:value-type="float">
            <text:p>1481</text:p>
          </table:table-cell>
          <table:table-cell table:formula="of:=[.C104]+90" office:value-type="float" office:value="1571" calcext:value-type="float">
            <text:p>1571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float" office:value="1574.8583259" calcext:value-type="float">
            <text:p>1574.8583259</text:p>
          </table:table-cell>
          <table:table-cell office:value-type="float" office:value="1459" calcext:value-type="float">
            <text:p>1459</text:p>
          </table:table-cell>
          <table:table-cell table:formula="of:=[.C105]+90" office:value-type="float" office:value="1549" calcext:value-type="float">
            <text:p>1549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float" office:value="1562.2175886" calcext:value-type="float">
            <text:p>1562.2175886</text:p>
          </table:table-cell>
          <table:table-cell office:value-type="float" office:value="1430" calcext:value-type="float">
            <text:p>1430</text:p>
          </table:table-cell>
          <table:table-cell table:formula="of:=[.C106]+90" office:value-type="float" office:value="1520" calcext:value-type="float">
            <text:p>1520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1735.2350806" calcext:value-type="float">
            <text:p>1735.2350806</text:p>
          </table:table-cell>
          <table:table-cell office:value-type="float" office:value="1447" calcext:value-type="float">
            <text:p>1447</text:p>
          </table:table-cell>
          <table:table-cell table:formula="of:=[.C107]+90" office:value-type="float" office:value="1537" calcext:value-type="float">
            <text:p>1537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float" office:value="1578.486285" calcext:value-type="float">
            <text:p>1578.486285</text:p>
          </table:table-cell>
          <table:table-cell office:value-type="float" office:value="1496" calcext:value-type="float">
            <text:p>1496</text:p>
          </table:table-cell>
          <table:table-cell table:formula="of:=[.C108]+90" office:value-type="float" office:value="1586" calcext:value-type="float">
            <text:p>1586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float" office:value="1608.6620469" calcext:value-type="float">
            <text:p>1608.6620469</text:p>
          </table:table-cell>
          <table:table-cell office:value-type="float" office:value="1518" calcext:value-type="float">
            <text:p>1518</text:p>
          </table:table-cell>
          <table:table-cell table:formula="of:=[.C109]+90" office:value-type="float" office:value="1608" calcext:value-type="float">
            <text:p>1608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1645.2191761" calcext:value-type="float">
            <text:p>1645.2191761</text:p>
          </table:table-cell>
          <table:table-cell office:value-type="float" office:value="1450" calcext:value-type="float">
            <text:p>1450</text:p>
          </table:table-cell>
          <table:table-cell table:formula="of:=[.C110]+90" office:value-type="float" office:value="1540" calcext:value-type="float">
            <text:p>1540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float" office:value="1556.0106051" calcext:value-type="float">
            <text:p>1556.0106051</text:p>
          </table:table-cell>
          <table:table-cell office:value-type="float" office:value="1597" calcext:value-type="float">
            <text:p>1597</text:p>
          </table:table-cell>
          <table:table-cell table:formula="of:=[.C111]+90" office:value-type="float" office:value="1687" calcext:value-type="float">
            <text:p>1687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1542.8894612" calcext:value-type="float">
            <text:p>1542.8894612</text:p>
          </table:table-cell>
          <table:table-cell office:value-type="float" office:value="1461" calcext:value-type="float">
            <text:p>1461</text:p>
          </table:table-cell>
          <table:table-cell table:formula="of:=[.C112]+90" office:value-type="float" office:value="1551" calcext:value-type="float">
            <text:p>1551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float" office:value="1606.3957" calcext:value-type="float">
            <text:p>1606.3957</text:p>
          </table:table-cell>
          <table:table-cell office:value-type="float" office:value="1456" calcext:value-type="float">
            <text:p>1456</text:p>
          </table:table-cell>
          <table:table-cell table:formula="of:=[.C113]+90" office:value-type="float" office:value="1546" calcext:value-type="float">
            <text:p>1546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float" office:value="1600.7265856" calcext:value-type="float">
            <text:p>1600.7265856</text:p>
          </table:table-cell>
          <table:table-cell office:value-type="float" office:value="1421" calcext:value-type="float">
            <text:p>1421</text:p>
          </table:table-cell>
          <table:table-cell table:formula="of:=[.C114]+90" office:value-type="float" office:value="1511" calcext:value-type="float">
            <text:p>1511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float" office:value="1683.0053313" calcext:value-type="float">
            <text:p>1683.0053313</text:p>
          </table:table-cell>
          <table:table-cell office:value-type="float" office:value="1380" calcext:value-type="float">
            <text:p>1380</text:p>
          </table:table-cell>
          <table:table-cell table:formula="of:=[.C115]+90" office:value-type="float" office:value="1470" calcext:value-type="float">
            <text:p>1470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float" office:value="1569.7094245" calcext:value-type="float">
            <text:p>1569.7094245</text:p>
          </table:table-cell>
          <table:table-cell office:value-type="float" office:value="1442" calcext:value-type="float">
            <text:p>1442</text:p>
          </table:table-cell>
          <table:table-cell table:formula="of:=[.C116]+90" office:value-type="float" office:value="1532" calcext:value-type="float">
            <text:p>1532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float" office:value="1556.7643059" calcext:value-type="float">
            <text:p>1556.7643059</text:p>
          </table:table-cell>
          <table:table-cell office:value-type="float" office:value="1398" calcext:value-type="float">
            <text:p>1398</text:p>
          </table:table-cell>
          <table:table-cell table:formula="of:=[.C117]+90" office:value-type="float" office:value="1488" calcext:value-type="float">
            <text:p>1488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1570.3137551" calcext:value-type="float">
            <text:p>1570.3137551</text:p>
          </table:table-cell>
          <table:table-cell office:value-type="float" office:value="1320" calcext:value-type="float">
            <text:p>1320</text:p>
          </table:table-cell>
          <table:table-cell table:formula="of:=[.C118]+90" office:value-type="float" office:value="1410" calcext:value-type="float">
            <text:p>1410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float" office:value="1603.042728" calcext:value-type="float">
            <text:p>1603.042728</text:p>
          </table:table-cell>
          <table:table-cell office:value-type="float" office:value="1328" calcext:value-type="float">
            <text:p>1328</text:p>
          </table:table-cell>
          <table:table-cell table:formula="of:=[.C119]+90" office:value-type="float" office:value="1418" calcext:value-type="float">
            <text:p>1418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float" office:value="1571.3212442" calcext:value-type="float">
            <text:p>1571.3212442</text:p>
          </table:table-cell>
          <table:table-cell office:value-type="float" office:value="1319" calcext:value-type="float">
            <text:p>1319</text:p>
          </table:table-cell>
          <table:table-cell table:formula="of:=[.C120]+90" office:value-type="float" office:value="1409" calcext:value-type="float">
            <text:p>1409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float" office:value="1572.528855" calcext:value-type="float">
            <text:p>1572.528855</text:p>
          </table:table-cell>
          <table:table-cell office:value-type="float" office:value="1362" calcext:value-type="float">
            <text:p>1362</text:p>
          </table:table-cell>
          <table:table-cell table:formula="of:=[.C121]+90" office:value-type="float" office:value="1452" calcext:value-type="float">
            <text:p>1452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1562.4775971" calcext:value-type="float">
            <text:p>1562.4775971</text:p>
          </table:table-cell>
          <table:table-cell office:value-type="float" office:value="1376" calcext:value-type="float">
            <text:p>1376</text:p>
          </table:table-cell>
          <table:table-cell table:formula="of:=[.C122]+90" office:value-type="float" office:value="1466" calcext:value-type="float">
            <text:p>1466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float" office:value="1560.2922164" calcext:value-type="float">
            <text:p>1560.2922164</text:p>
          </table:table-cell>
          <table:table-cell office:value-type="float" office:value="1388" calcext:value-type="float">
            <text:p>1388</text:p>
          </table:table-cell>
          <table:table-cell table:formula="of:=[.C123]+90" office:value-type="float" office:value="1478" calcext:value-type="float">
            <text:p>1478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float" office:value="1548.9927352" calcext:value-type="float">
            <text:p>1548.9927352</text:p>
          </table:table-cell>
          <table:table-cell office:value-type="float" office:value="1329" calcext:value-type="float">
            <text:p>1329</text:p>
          </table:table-cell>
          <table:table-cell table:formula="of:=[.C124]+90" office:value-type="float" office:value="1419" calcext:value-type="float">
            <text:p>1419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float" office:value="1618.3157688" calcext:value-type="float">
            <text:p>1618.3157688</text:p>
          </table:table-cell>
          <table:table-cell office:value-type="float" office:value="1320" calcext:value-type="float">
            <text:p>1320</text:p>
          </table:table-cell>
          <table:table-cell table:formula="of:=[.C125]+90" office:value-type="float" office:value="1410" calcext:value-type="float">
            <text:p>1410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1657.95411" calcext:value-type="float">
            <text:p>1657.95411</text:p>
          </table:table-cell>
          <table:table-cell office:value-type="float" office:value="1281" calcext:value-type="float">
            <text:p>1281</text:p>
          </table:table-cell>
          <table:table-cell table:formula="of:=[.C126]+90" office:value-type="float" office:value="1371" calcext:value-type="float">
            <text:p>1371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1699.9886846" calcext:value-type="float">
            <text:p>1699.9886846</text:p>
          </table:table-cell>
          <table:table-cell office:value-type="float" office:value="1319" calcext:value-type="float">
            <text:p>1319</text:p>
          </table:table-cell>
          <table:table-cell table:formula="of:=[.C127]+90" office:value-type="float" office:value="1409" calcext:value-type="float">
            <text:p>1409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float" office:value="1581.971318" calcext:value-type="float">
            <text:p>1581.971318</text:p>
          </table:table-cell>
          <table:table-cell office:value-type="float" office:value="1355" calcext:value-type="float">
            <text:p>1355</text:p>
          </table:table-cell>
          <table:table-cell table:formula="of:=[.C128]+90" office:value-type="float" office:value="1445" calcext:value-type="float">
            <text:p>1445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float" office:value="1631.5165765" calcext:value-type="float">
            <text:p>1631.5165765</text:p>
          </table:table-cell>
          <table:table-cell office:value-type="float" office:value="1338" calcext:value-type="float">
            <text:p>1338</text:p>
          </table:table-cell>
          <table:table-cell table:formula="of:=[.C129]+90" office:value-type="float" office:value="1428" calcext:value-type="float">
            <text:p>1428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float" office:value="1550.1457441" calcext:value-type="float">
            <text:p>1550.1457441</text:p>
          </table:table-cell>
          <table:table-cell office:value-type="float" office:value="1355" calcext:value-type="float">
            <text:p>1355</text:p>
          </table:table-cell>
          <table:table-cell table:formula="of:=[.C130]+90" office:value-type="float" office:value="1445" calcext:value-type="float">
            <text:p>1445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float" office:value="1613.2946907" calcext:value-type="float">
            <text:p>1613.2946907</text:p>
          </table:table-cell>
          <table:table-cell office:value-type="float" office:value="1429" calcext:value-type="float">
            <text:p>1429</text:p>
          </table:table-cell>
          <table:table-cell table:formula="of:=[.C131]+90" office:value-type="float" office:value="1519" calcext:value-type="float">
            <text:p>1519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1570.8650193" calcext:value-type="float">
            <text:p>1570.8650193</text:p>
          </table:table-cell>
          <table:table-cell office:value-type="float" office:value="1347" calcext:value-type="float">
            <text:p>1347</text:p>
          </table:table-cell>
          <table:table-cell table:formula="of:=[.C132]+90" office:value-type="float" office:value="1437" calcext:value-type="float">
            <text:p>1437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float" office:value="1557.479419" calcext:value-type="float">
            <text:p>1557.479419</text:p>
          </table:table-cell>
          <table:table-cell office:value-type="float" office:value="1369" calcext:value-type="float">
            <text:p>1369</text:p>
          </table:table-cell>
          <table:table-cell table:formula="of:=[.C133]+90" office:value-type="float" office:value="1459" calcext:value-type="float">
            <text:p>1459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1629.1243905" calcext:value-type="float">
            <text:p>1629.1243905</text:p>
          </table:table-cell>
          <table:table-cell office:value-type="float" office:value="1356" calcext:value-type="float">
            <text:p>1356</text:p>
          </table:table-cell>
          <table:table-cell table:formula="of:=[.C134]+90" office:value-type="float" office:value="1446" calcext:value-type="float">
            <text:p>1446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float" office:value="1609.6822828" calcext:value-type="float">
            <text:p>1609.6822828</text:p>
          </table:table-cell>
          <table:table-cell office:value-type="float" office:value="1348" calcext:value-type="float">
            <text:p>1348</text:p>
          </table:table-cell>
          <table:table-cell table:formula="of:=[.C135]+90" office:value-type="float" office:value="1438" calcext:value-type="float">
            <text:p>1438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float" office:value="1555.8020968" calcext:value-type="float">
            <text:p>1555.8020968</text:p>
          </table:table-cell>
          <table:table-cell office:value-type="float" office:value="1391" calcext:value-type="float">
            <text:p>1391</text:p>
          </table:table-cell>
          <table:table-cell table:formula="of:=[.C136]+90" office:value-type="float" office:value="1481" calcext:value-type="float">
            <text:p>1481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1545.4473227" calcext:value-type="float">
            <text:p>1545.4473227</text:p>
          </table:table-cell>
          <table:table-cell office:value-type="float" office:value="1312" calcext:value-type="float">
            <text:p>1312</text:p>
          </table:table-cell>
          <table:table-cell table:formula="of:=[.C137]+90" office:value-type="float" office:value="1402" calcext:value-type="float">
            <text:p>1402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1563.4584576" calcext:value-type="float">
            <text:p>1563.4584576</text:p>
          </table:table-cell>
          <table:table-cell office:value-type="float" office:value="1334" calcext:value-type="float">
            <text:p>1334</text:p>
          </table:table-cell>
          <table:table-cell table:formula="of:=[.C138]+90" office:value-type="float" office:value="1424" calcext:value-type="float">
            <text:p>1424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float" office:value="1568.673598" calcext:value-type="float">
            <text:p>1568.673598</text:p>
          </table:table-cell>
          <table:table-cell office:value-type="float" office:value="1318" calcext:value-type="float">
            <text:p>1318</text:p>
          </table:table-cell>
          <table:table-cell table:formula="of:=[.C139]+90"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float" office:value="1572.9684881" calcext:value-type="float">
            <text:p>1572.9684881</text:p>
          </table:table-cell>
          <table:table-cell office:value-type="float" office:value="1311" calcext:value-type="float">
            <text:p>1311</text:p>
          </table:table-cell>
          <table:table-cell table:formula="of:=[.C140]+90" office:value-type="float" office:value="1401" calcext:value-type="float">
            <text:p>1401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float" office:value="1565.7486467" calcext:value-type="float">
            <text:p>1565.7486467</text:p>
          </table:table-cell>
          <table:table-cell office:value-type="float" office:value="1365" calcext:value-type="float">
            <text:p>1365</text:p>
          </table:table-cell>
          <table:table-cell table:formula="of:=[.C141]+90" office:value-type="float" office:value="1455" calcext:value-type="float">
            <text:p>1455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1546.7656459" calcext:value-type="float">
            <text:p>1546.7656459</text:p>
          </table:table-cell>
          <table:table-cell office:value-type="float" office:value="1349" calcext:value-type="float">
            <text:p>1349</text:p>
          </table:table-cell>
          <table:table-cell table:formula="of:=[.C142]+90" office:value-type="float" office:value="1439" calcext:value-type="float">
            <text:p>1439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float" office:value="1626.7363603" calcext:value-type="float">
            <text:p>1626.7363603</text:p>
          </table:table-cell>
          <table:table-cell office:value-type="float" office:value="1321" calcext:value-type="float">
            <text:p>1321</text:p>
          </table:table-cell>
          <table:table-cell table:formula="of:=[.C143]+90" office:value-type="float" office:value="1411" calcext:value-type="float">
            <text:p>1411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float" office:value="1550.5692242" calcext:value-type="float">
            <text:p>1550.5692242</text:p>
          </table:table-cell>
          <table:table-cell office:value-type="float" office:value="1368" calcext:value-type="float">
            <text:p>1368</text:p>
          </table:table-cell>
          <table:table-cell table:formula="of:=[.C144]+90" office:value-type="float" office:value="1458" calcext:value-type="float">
            <text:p>1458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float" office:value="1537.7201353" calcext:value-type="float">
            <text:p>1537.7201353</text:p>
          </table:table-cell>
          <table:table-cell office:value-type="float" office:value="1329" calcext:value-type="float">
            <text:p>1329</text:p>
          </table:table-cell>
          <table:table-cell table:formula="of:=[.C145]+90" office:value-type="float" office:value="1419" calcext:value-type="float">
            <text:p>1419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float" office:value="1546.7921137" calcext:value-type="float">
            <text:p>1546.7921137</text:p>
          </table:table-cell>
          <table:table-cell office:value-type="float" office:value="1346" calcext:value-type="float">
            <text:p>1346</text:p>
          </table:table-cell>
          <table:table-cell table:formula="of:=[.C146]+90" office:value-type="float" office:value="1436" calcext:value-type="float">
            <text:p>1436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1665.270702" calcext:value-type="float">
            <text:p>1665.270702</text:p>
          </table:table-cell>
          <table:table-cell office:value-type="float" office:value="1333" calcext:value-type="float">
            <text:p>1333</text:p>
          </table:table-cell>
          <table:table-cell table:formula="of:=[.C147]+90" office:value-type="float" office:value="1423" calcext:value-type="float">
            <text:p>1423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float" office:value="1540.1299305" calcext:value-type="float">
            <text:p>1540.1299305</text:p>
          </table:table-cell>
          <table:table-cell office:value-type="float" office:value="1358" calcext:value-type="float">
            <text:p>1358</text:p>
          </table:table-cell>
          <table:table-cell table:formula="of:=[.C148]+90" office:value-type="float" office:value="1448" calcext:value-type="float">
            <text:p>1448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float" office:value="1553.0159057" calcext:value-type="float">
            <text:p>1553.0159057</text:p>
          </table:table-cell>
          <table:table-cell office:value-type="float" office:value="1328" calcext:value-type="float">
            <text:p>1328</text:p>
          </table:table-cell>
          <table:table-cell table:formula="of:=[.C149]+90" office:value-type="float" office:value="1418" calcext:value-type="float">
            <text:p>1418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float" office:value="1542.6494301" calcext:value-type="float">
            <text:p>1542.6494301</text:p>
          </table:table-cell>
          <table:table-cell office:value-type="float" office:value="1302" calcext:value-type="float">
            <text:p>1302</text:p>
          </table:table-cell>
          <table:table-cell table:formula="of:=[.C150]+90" office:value-type="float" office:value="1392" calcext:value-type="float">
            <text:p>1392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float" office:value="1552.6280832" calcext:value-type="float">
            <text:p>1552.6280832</text:p>
          </table:table-cell>
          <table:table-cell office:value-type="float" office:value="1372" calcext:value-type="float">
            <text:p>1372</text:p>
          </table:table-cell>
          <table:table-cell table:formula="of:=[.C151]+90" office:value-type="float" office:value="1462" calcext:value-type="float">
            <text:p>1462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1574.6302378" calcext:value-type="float">
            <text:p>1574.6302378</text:p>
          </table:table-cell>
          <table:table-cell office:value-type="float" office:value="1336" calcext:value-type="float">
            <text:p>1336</text:p>
          </table:table-cell>
          <table:table-cell table:formula="of:=[.C152]+90" office:value-type="float" office:value="1426" calcext:value-type="float">
            <text:p>1426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float" office:value="1553.7087371" calcext:value-type="float">
            <text:p>1553.7087371</text:p>
          </table:table-cell>
          <table:table-cell office:value-type="float" office:value="1319" calcext:value-type="float">
            <text:p>1319</text:p>
          </table:table-cell>
          <table:table-cell table:formula="of:=[.C153]+90" office:value-type="float" office:value="1409" calcext:value-type="float">
            <text:p>1409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float" office:value="1592.1227237" calcext:value-type="float">
            <text:p>1592.1227237</text:p>
          </table:table-cell>
          <table:table-cell office:value-type="float" office:value="1387" calcext:value-type="float">
            <text:p>1387</text:p>
          </table:table-cell>
          <table:table-cell table:formula="of:=[.C154]+90" office:value-type="float" office:value="1477" calcext:value-type="float">
            <text:p>1477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float" office:value="1633.3045891" calcext:value-type="float">
            <text:p>1633.3045891</text:p>
          </table:table-cell>
          <table:table-cell office:value-type="float" office:value="1331" calcext:value-type="float">
            <text:p>1331</text:p>
          </table:table-cell>
          <table:table-cell table:formula="of:=[.C155]+90" office:value-type="float" office:value="1421" calcext:value-type="float">
            <text:p>1421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float" office:value="1567.3013787" calcext:value-type="float">
            <text:p>1567.3013787</text:p>
          </table:table-cell>
          <table:table-cell office:value-type="float" office:value="1403" calcext:value-type="float">
            <text:p>1403</text:p>
          </table:table-cell>
          <table:table-cell table:formula="of:=[.C156]+90" office:value-type="float" office:value="1493" calcext:value-type="float">
            <text:p>1493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float" office:value="1548.2209196" calcext:value-type="float">
            <text:p>1548.2209196</text:p>
          </table:table-cell>
          <table:table-cell office:value-type="float" office:value="1268" calcext:value-type="float">
            <text:p>1268</text:p>
          </table:table-cell>
          <table:table-cell table:formula="of:=[.C157]+90" office:value-type="float" office:value="1358" calcext:value-type="float">
            <text:p>1358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float" office:value="1576.0479989" calcext:value-type="float">
            <text:p>1576.0479989</text:p>
          </table:table-cell>
          <table:table-cell office:value-type="float" office:value="1320" calcext:value-type="float">
            <text:p>1320</text:p>
          </table:table-cell>
          <table:table-cell table:formula="of:=[.C158]+90" office:value-type="float" office:value="1410" calcext:value-type="float">
            <text:p>1410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float" office:value="1555.6907639" calcext:value-type="float">
            <text:p>1555.6907639</text:p>
          </table:table-cell>
          <table:table-cell office:value-type="float" office:value="1316" calcext:value-type="float">
            <text:p>1316</text:p>
          </table:table-cell>
          <table:table-cell table:formula="of:=[.C159]+90" office:value-type="float" office:value="1406" calcext:value-type="float">
            <text:p>1406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float" office:value="1557.7578237" calcext:value-type="float">
            <text:p>1557.7578237</text:p>
          </table:table-cell>
          <table:table-cell office:value-type="float" office:value="1245" calcext:value-type="float">
            <text:p>1245</text:p>
          </table:table-cell>
          <table:table-cell table:formula="of:=[.C160]+90" office:value-type="float" office:value="1335" calcext:value-type="float">
            <text:p>1335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float" office:value="1599.9215816" calcext:value-type="float">
            <text:p>1599.9215816</text:p>
          </table:table-cell>
          <table:table-cell office:value-type="float" office:value="1315" calcext:value-type="float">
            <text:p>1315</text:p>
          </table:table-cell>
          <table:table-cell table:formula="of:=[.C161]+90" office:value-type="float" office:value="1405" calcext:value-type="float">
            <text:p>1405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1567.6357274" calcext:value-type="float">
            <text:p>1567.6357274</text:p>
          </table:table-cell>
          <table:table-cell office:value-type="float" office:value="1357" calcext:value-type="float">
            <text:p>1357</text:p>
          </table:table-cell>
          <table:table-cell table:formula="of:=[.C162]+90" office:value-type="float" office:value="1447" calcext:value-type="float">
            <text:p>1447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float" office:value="1614.7940073" calcext:value-type="float">
            <text:p>1614.7940073</text:p>
          </table:table-cell>
          <table:table-cell office:value-type="float" office:value="1357" calcext:value-type="float">
            <text:p>1357</text:p>
          </table:table-cell>
          <table:table-cell table:formula="of:=[.C163]+90" office:value-type="float" office:value="1447" calcext:value-type="float">
            <text:p>1447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float" office:value="1575.9819986" calcext:value-type="float">
            <text:p>1575.9819986</text:p>
          </table:table-cell>
          <table:table-cell office:value-type="float" office:value="1370" calcext:value-type="float">
            <text:p>1370</text:p>
          </table:table-cell>
          <table:table-cell table:formula="of:=[.C164]+90" office:value-type="float" office:value="1460" calcext:value-type="float">
            <text:p>1460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float" office:value="1548.5908395" calcext:value-type="float">
            <text:p>1548.5908395</text:p>
          </table:table-cell>
          <table:table-cell office:value-type="float" office:value="1313" calcext:value-type="float">
            <text:p>1313</text:p>
          </table:table-cell>
          <table:table-cell table:formula="of:=[.C165]+90" office:value-type="float" office:value="1403" calcext:value-type="float">
            <text:p>1403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float" office:value="1550.2312565" calcext:value-type="float">
            <text:p>1550.2312565</text:p>
          </table:table-cell>
          <table:table-cell office:value-type="float" office:value="1443" calcext:value-type="float">
            <text:p>1443</text:p>
          </table:table-cell>
          <table:table-cell table:formula="of:=[.C166]+90" office:value-type="float" office:value="1533" calcext:value-type="float">
            <text:p>1533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float" office:value="1705.8209916" calcext:value-type="float">
            <text:p>1705.8209916</text:p>
          </table:table-cell>
          <table:table-cell office:value-type="float" office:value="1358" calcext:value-type="float">
            <text:p>1358</text:p>
          </table:table-cell>
          <table:table-cell table:formula="of:=[.C167]+90" office:value-type="float" office:value="1448" calcext:value-type="float">
            <text:p>1448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float" office:value="1575.5464267" calcext:value-type="float">
            <text:p>1575.5464267</text:p>
          </table:table-cell>
          <table:table-cell office:value-type="float" office:value="1335" calcext:value-type="float">
            <text:p>1335</text:p>
          </table:table-cell>
          <table:table-cell table:formula="of:=[.C168]+90" office:value-type="float" office:value="1425" calcext:value-type="float">
            <text:p>1425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float" office:value="1642.0172512" calcext:value-type="float">
            <text:p>1642.0172512</text:p>
          </table:table-cell>
          <table:table-cell office:value-type="float" office:value="1364" calcext:value-type="float">
            <text:p>1364</text:p>
          </table:table-cell>
          <table:table-cell table:formula="of:=[.C169]+90" office:value-type="float" office:value="1454" calcext:value-type="float">
            <text:p>1454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float" office:value="1685.8399243" calcext:value-type="float">
            <text:p>1685.8399243</text:p>
          </table:table-cell>
          <table:table-cell office:value-type="float" office:value="1469" calcext:value-type="float">
            <text:p>1469</text:p>
          </table:table-cell>
          <table:table-cell table:formula="of:=[.C170]+90" office:value-type="float" office:value="1559" calcext:value-type="float">
            <text:p>1559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float" office:value="1550.0937744" calcext:value-type="float">
            <text:p>1550.0937744</text:p>
          </table:table-cell>
          <table:table-cell office:value-type="float" office:value="1390" calcext:value-type="float">
            <text:p>1390</text:p>
          </table:table-cell>
          <table:table-cell table:formula="of:=[.C171]+90" office:value-type="float" office:value="1480" calcext:value-type="float">
            <text:p>1480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float" office:value="1548.6704571" calcext:value-type="float">
            <text:p>1548.6704571</text:p>
          </table:table-cell>
          <table:table-cell office:value-type="float" office:value="1297" calcext:value-type="float">
            <text:p>1297</text:p>
          </table:table-cell>
          <table:table-cell table:formula="of:=[.C172]+90" office:value-type="float" office:value="1387" calcext:value-type="float">
            <text:p>1387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float" office:value="1644.9585631" calcext:value-type="float">
            <text:p>1644.9585631</text:p>
          </table:table-cell>
          <table:table-cell office:value-type="float" office:value="1314" calcext:value-type="float">
            <text:p>1314</text:p>
          </table:table-cell>
          <table:table-cell table:formula="of:=[.C173]+90" office:value-type="float" office:value="1404" calcext:value-type="float">
            <text:p>1404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1574.9140888" calcext:value-type="float">
            <text:p>1574.9140888</text:p>
          </table:table-cell>
          <table:table-cell office:value-type="float" office:value="1200" calcext:value-type="float">
            <text:p>1200</text:p>
          </table:table-cell>
          <table:table-cell table:formula="of:=[.C174]+90" office:value-type="float" office:value="1290" calcext:value-type="float">
            <text:p>1290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float" office:value="1572.9577106" calcext:value-type="float">
            <text:p>1572.9577106</text:p>
          </table:table-cell>
          <table:table-cell office:value-type="float" office:value="1385" calcext:value-type="float">
            <text:p>1385</text:p>
          </table:table-cell>
          <table:table-cell table:formula="of:=[.C175]+90" office:value-type="float" office:value="1475" calcext:value-type="float">
            <text:p>1475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Default" office:value-type="float" office:value="1564.6100953" calcext:value-type="float">
            <text:p>1564.6100953</text:p>
          </table:table-cell>
          <table:table-cell office:value-type="float" office:value="1333" calcext:value-type="float">
            <text:p>1333</text:p>
          </table:table-cell>
          <table:table-cell table:formula="of:=[.C176]+90" office:value-type="float" office:value="1423" calcext:value-type="float">
            <text:p>1423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float" office:value="1541.6566917" calcext:value-type="float">
            <text:p>1541.6566917</text:p>
          </table:table-cell>
          <table:table-cell office:value-type="float" office:value="1340" calcext:value-type="float">
            <text:p>1340</text:p>
          </table:table-cell>
          <table:table-cell table:formula="of:=[.C177]+90" office:value-type="float" office:value="1430" calcext:value-type="float">
            <text:p>1430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float" office:value="1597.7739712" calcext:value-type="float">
            <text:p>1597.7739712</text:p>
          </table:table-cell>
          <table:table-cell office:value-type="float" office:value="1297" calcext:value-type="float">
            <text:p>1297</text:p>
          </table:table-cell>
          <table:table-cell table:formula="of:=[.C178]+90" office:value-type="float" office:value="1387" calcext:value-type="float">
            <text:p>1387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Default" office:value-type="float" office:value="1594.9257123" calcext:value-type="float">
            <text:p>1594.9257123</text:p>
          </table:table-cell>
          <table:table-cell office:value-type="float" office:value="1316" calcext:value-type="float">
            <text:p>1316</text:p>
          </table:table-cell>
          <table:table-cell table:formula="of:=[.C179]+90" office:value-type="float" office:value="1406" calcext:value-type="float">
            <text:p>1406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float" office:value="1545.7894348" calcext:value-type="float">
            <text:p>1545.7894348</text:p>
          </table:table-cell>
          <table:table-cell office:value-type="float" office:value="1389" calcext:value-type="float">
            <text:p>1389</text:p>
          </table:table-cell>
          <table:table-cell table:formula="of:=[.C180]+90" office:value-type="float" office:value="1479" calcext:value-type="float">
            <text:p>1479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Default" office:value-type="float" office:value="1548.0643992" calcext:value-type="float">
            <text:p>1548.0643992</text:p>
          </table:table-cell>
          <table:table-cell office:value-type="float" office:value="1413" calcext:value-type="float">
            <text:p>1413</text:p>
          </table:table-cell>
          <table:table-cell table:formula="of:=[.C181]+90" office:value-type="float" office:value="1503" calcext:value-type="float">
            <text:p>1503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1565.028221" calcext:value-type="float">
            <text:p>1565.028221</text:p>
          </table:table-cell>
          <table:table-cell office:value-type="float" office:value="1364" calcext:value-type="float">
            <text:p>1364</text:p>
          </table:table-cell>
          <table:table-cell table:formula="of:=[.C182]+90" office:value-type="float" office:value="1454" calcext:value-type="float">
            <text:p>1454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Default" office:value-type="float" office:value="1649.3804576" calcext:value-type="float">
            <text:p>1649.3804576</text:p>
          </table:table-cell>
          <table:table-cell office:value-type="float" office:value="1345" calcext:value-type="float">
            <text:p>1345</text:p>
          </table:table-cell>
          <table:table-cell table:formula="of:=[.C183]+90" office:value-type="float" office:value="1435" calcext:value-type="float">
            <text:p>1435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float" office:value="1676.1713285" calcext:value-type="float">
            <text:p>1676.1713285</text:p>
          </table:table-cell>
          <table:table-cell office:value-type="float" office:value="1331" calcext:value-type="float">
            <text:p>1331</text:p>
          </table:table-cell>
          <table:table-cell table:formula="of:=[.C184]+90" office:value-type="float" office:value="1421" calcext:value-type="float">
            <text:p>1421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float" office:value="1600.8646343" calcext:value-type="float">
            <text:p>1600.8646343</text:p>
          </table:table-cell>
          <table:table-cell office:value-type="float" office:value="1321" calcext:value-type="float">
            <text:p>1321</text:p>
          </table:table-cell>
          <table:table-cell table:formula="of:=[.C185]+90" office:value-type="float" office:value="1411" calcext:value-type="float">
            <text:p>1411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float" office:value="1724.8918303" calcext:value-type="float">
            <text:p>1724.8918303</text:p>
          </table:table-cell>
          <table:table-cell office:value-type="float" office:value="1472" calcext:value-type="float">
            <text:p>1472</text:p>
          </table:table-cell>
          <table:table-cell table:formula="of:=[.C186]+90" office:value-type="float" office:value="1562" calcext:value-type="float">
            <text:p>1562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float" office:value="1704.9496486" calcext:value-type="float">
            <text:p>1704.9496486</text:p>
          </table:table-cell>
          <table:table-cell office:value-type="float" office:value="1351" calcext:value-type="float">
            <text:p>1351</text:p>
          </table:table-cell>
          <table:table-cell table:formula="of:=[.C187]+90" office:value-type="float" office:value="1441" calcext:value-type="float">
            <text:p>1441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float" office:value="1613.6386581" calcext:value-type="float">
            <text:p>1613.6386581</text:p>
          </table:table-cell>
          <table:table-cell office:value-type="float" office:value="1389" calcext:value-type="float">
            <text:p>1389</text:p>
          </table:table-cell>
          <table:table-cell table:formula="of:=[.C188]+90" office:value-type="float" office:value="1479" calcext:value-type="float">
            <text:p>1479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office:value-type="float" office:value="1580.1948235" calcext:value-type="float">
            <text:p>1580.1948235</text:p>
          </table:table-cell>
          <table:table-cell office:value-type="float" office:value="1336" calcext:value-type="float">
            <text:p>1336</text:p>
          </table:table-cell>
          <table:table-cell table:formula="of:=[.C189]+90" office:value-type="float" office:value="1426" calcext:value-type="float">
            <text:p>1426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float" office:value="1599.9753375" calcext:value-type="float">
            <text:p>1599.9753375</text:p>
          </table:table-cell>
          <table:table-cell office:value-type="float" office:value="1394" calcext:value-type="float">
            <text:p>1394</text:p>
          </table:table-cell>
          <table:table-cell table:formula="of:=[.C190]+90" office:value-type="float" office:value="1484" calcext:value-type="float">
            <text:p>1484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office:value-type="float" office:value="1546.0124993" calcext:value-type="float">
            <text:p>1546.0124993</text:p>
          </table:table-cell>
          <table:table-cell office:value-type="float" office:value="1375" calcext:value-type="float">
            <text:p>1375</text:p>
          </table:table-cell>
          <table:table-cell table:formula="of:=[.C191]+90" office:value-type="float" office:value="1465" calcext:value-type="float">
            <text:p>1465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office:value-type="float" office:value="1556.9725329" calcext:value-type="float">
            <text:p>1556.9725329</text:p>
          </table:table-cell>
          <table:table-cell office:value-type="float" office:value="1370" calcext:value-type="float">
            <text:p>1370</text:p>
          </table:table-cell>
          <table:table-cell table:formula="of:=[.C192]+90" office:value-type="float" office:value="1460" calcext:value-type="float">
            <text:p>1460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float" office:value="1536.9628634" calcext:value-type="float">
            <text:p>1536.9628634</text:p>
          </table:table-cell>
          <table:table-cell office:value-type="float" office:value="1328" calcext:value-type="float">
            <text:p>1328</text:p>
          </table:table-cell>
          <table:table-cell table:formula="of:=[.C193]+90" office:value-type="float" office:value="1418" calcext:value-type="float">
            <text:p>1418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float" office:value="1593.5621214" calcext:value-type="float">
            <text:p>1593.5621214</text:p>
          </table:table-cell>
          <table:table-cell office:value-type="float" office:value="1304" calcext:value-type="float">
            <text:p>1304</text:p>
          </table:table-cell>
          <table:table-cell table:formula="of:=[.C194]+90" office:value-type="float" office:value="1394" calcext:value-type="float">
            <text:p>1394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float" office:value="1604.3035015" calcext:value-type="float">
            <text:p>1604.3035015</text:p>
          </table:table-cell>
          <table:table-cell office:value-type="float" office:value="1297" calcext:value-type="float">
            <text:p>1297</text:p>
          </table:table-cell>
          <table:table-cell table:formula="of:=[.C195]+90" office:value-type="float" office:value="1387" calcext:value-type="float">
            <text:p>1387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office:value-type="float" office:value="1550.0164103" calcext:value-type="float">
            <text:p>1550.0164103</text:p>
          </table:table-cell>
          <table:table-cell office:value-type="float" office:value="1398" calcext:value-type="float">
            <text:p>1398</text:p>
          </table:table-cell>
          <table:table-cell table:formula="of:=[.C196]+90" office:value-type="float" office:value="1488" calcext:value-type="float">
            <text:p>1488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Default" office:value-type="float" office:value="1539.6033198" calcext:value-type="float">
            <text:p>1539.6033198</text:p>
          </table:table-cell>
          <table:table-cell office:value-type="float" office:value="1384" calcext:value-type="float">
            <text:p>1384</text:p>
          </table:table-cell>
          <table:table-cell table:formula="of:=[.C197]+90" office:value-type="float" office:value="1474" calcext:value-type="float">
            <text:p>1474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float" office:value="1549.1400019" calcext:value-type="float">
            <text:p>1549.1400019</text:p>
          </table:table-cell>
          <table:table-cell office:value-type="float" office:value="1359" calcext:value-type="float">
            <text:p>1359</text:p>
          </table:table-cell>
          <table:table-cell table:formula="of:=[.C198]+90" office:value-type="float" office:value="1449" calcext:value-type="float">
            <text:p>1449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float" office:value="1568.7023217" calcext:value-type="float">
            <text:p>1568.7023217</text:p>
          </table:table-cell>
          <table:table-cell office:value-type="float" office:value="1327" calcext:value-type="float">
            <text:p>1327</text:p>
          </table:table-cell>
          <table:table-cell table:formula="of:=[.C199]+90" office:value-type="float" office:value="1417" calcext:value-type="float">
            <text:p>1417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float" office:value="1570.4937139" calcext:value-type="float">
            <text:p>1570.4937139</text:p>
          </table:table-cell>
          <table:table-cell office:value-type="float" office:value="1321" calcext:value-type="float">
            <text:p>1321</text:p>
          </table:table-cell>
          <table:table-cell table:formula="of:=[.C200]+90" office:value-type="float" office:value="1411" calcext:value-type="float">
            <text:p>1411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float" office:value="1617.5994571" calcext:value-type="float">
            <text:p>1617.5994571</text:p>
          </table:table-cell>
          <table:table-cell office:value-type="float" office:value="1322" calcext:value-type="float">
            <text:p>1322</text:p>
          </table:table-cell>
          <table:table-cell table:formula="of:=[.C201]+90" office:value-type="float" office:value="1412" calcext:value-type="float">
            <text:p>1412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1538.8717229" calcext:value-type="float">
            <text:p>1538.8717229</text:p>
          </table:table-cell>
          <table:table-cell office:value-type="float" office:value="1440" calcext:value-type="float">
            <text:p>1440</text:p>
          </table:table-cell>
          <table:table-cell table:formula="of:=[.C202]+90" office:value-type="float" office:value="1530" calcext:value-type="float">
            <text:p>1530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 office:value-type="float" office:value="1601.0009954" calcext:value-type="float">
            <text:p>1601.0009954</text:p>
          </table:table-cell>
          <table:table-cell office:value-type="float" office:value="1327" calcext:value-type="float">
            <text:p>1327</text:p>
          </table:table-cell>
          <table:table-cell table:formula="of:=[.C203]+90" office:value-type="float" office:value="1417" calcext:value-type="float">
            <text:p>1417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 office:value-type="float" office:value="1556.0832874" calcext:value-type="float">
            <text:p>1556.0832874</text:p>
          </table:table-cell>
          <table:table-cell office:value-type="float" office:value="1320" calcext:value-type="float">
            <text:p>1320</text:p>
          </table:table-cell>
          <table:table-cell table:formula="of:=[.C204]+90" office:value-type="float" office:value="1410" calcext:value-type="float">
            <text:p>1410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 office:value-type="float" office:value="1544.4141512" calcext:value-type="float">
            <text:p>1544.4141512</text:p>
          </table:table-cell>
          <table:table-cell office:value-type="float" office:value="1307" calcext:value-type="float">
            <text:p>1307</text:p>
          </table:table-cell>
          <table:table-cell table:formula="of:=[.C205]+90" office:value-type="float" office:value="1397" calcext:value-type="float">
            <text:p>1397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 office:value-type="float" office:value="2034.0912807" calcext:value-type="float">
            <text:p>2034.0912807</text:p>
          </table:table-cell>
          <table:table-cell office:value-type="float" office:value="1320" calcext:value-type="float">
            <text:p>1320</text:p>
          </table:table-cell>
          <table:table-cell table:formula="of:=[.C206]+90" office:value-type="float" office:value="1410" calcext:value-type="float">
            <text:p>1410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float" office:value="1724.558748" calcext:value-type="float">
            <text:p>1724.558748</text:p>
          </table:table-cell>
          <table:table-cell office:value-type="float" office:value="1789" calcext:value-type="float">
            <text:p>1789</text:p>
          </table:table-cell>
          <table:table-cell table:formula="of:=[.C207]+90" office:value-type="float" office:value="1879" calcext:value-type="float">
            <text:p>1879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 office:value-type="float" office:value="2007.229796" calcext:value-type="float">
            <text:p>2007.229796</text:p>
          </table:table-cell>
          <table:table-cell office:value-type="float" office:value="1674" calcext:value-type="float">
            <text:p>1674</text:p>
          </table:table-cell>
          <table:table-cell table:formula="of:=[.C208]+90" office:value-type="float" office:value="1764" calcext:value-type="float">
            <text:p>1764</text:p>
          </table:table-cell>
          <table:table-cell table:number-columns-repeated="13"/>
        </table:table-row>
        <table:table-row table:style-name="ro1" table:number-rows-repeated="104836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s" table:style-name="ta1">
        <table:table-column table:style-name="co9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row table:style-name="ro1">
          <table:table-cell/>
          <table:table-cell office:value-type="string" calcext:value-type="string">
            <text:p>No G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Diff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Video (Youtube)</text:p>
          </table:table-cell>
          <table:table-cell office:value-type="float" office:value="26.2" calcext:value-type="float">
            <text:p>26.2</text:p>
          </table:table-cell>
          <table:table-cell office:value-type="float" office:value="20.3" calcext:value-type="float">
            <text:p>20.3</text:p>
          </table:table-cell>
          <table:table-cell table:formula="of:=[.B3]-[.C3]"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string" calcext:value-type="string">
            <text:p>Video (mem)</text:p>
          </table:table-cell>
          <table:table-cell office:value-type="float" office:value="20.1" calcext:value-type="float">
            <text:p>20.1</text:p>
          </table:table-cell>
          <table:table-cell office:value-type="float" office:value="16.1" calcext:value-type="float">
            <text:p>16.1</text:p>
          </table:table-cell>
          <table:table-cell table:formula="of:=[.B4]-[.C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potify</text:p>
          </table:table-cell>
          <table:table-cell office:value-type="float" office:value="15.3" calcext:value-type="float">
            <text:p>15.3</text:p>
          </table:table-cell>
          <table:table-cell office:value-type="float" office:value="9.9" calcext:value-type="float">
            <text:p>9.9</text:p>
          </table:table-cell>
          <table:table-cell table:formula="of:=[.B5]-[.C5]"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string" calcext:value-type="string">
            <text:p>Spotify (no display)</text:p>
          </table:table-cell>
          <table:table-cell table:number-columns-repeated="2"/>
          <table:table-cell table:formula="of:=[.B6]-[.C6]" office:value-type="float" office:value="0" calcext:value-type="float">
            <text:p>0</text:p>
          </table:table-cell>
          <table:table-cell/>
        </table:table-row>
      </table:table>
      <table:table table:name="Sheet5" table:style-name="ta1">
        <table:shapes>
          <draw:frame draw:z-index="0" draw:style-name="gr1" draw:text-style-name="P1" svg:width="816.89pt" svg:height="452.47pt" svg:x="230.8pt" svg:y="113.73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DAQ</text:p>
          </table:table-cell>
          <table:table-cell office:value-type="string" calcext:value-type="string">
            <text:p>PT</text:p>
          </table:table-cell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0.900521" calcext:value-type="float">
            <text:p>2140.900521</text:p>
          </table:table-cell>
          <table:table-cell office:value-type="float" office:value="1857" calcext:value-type="float">
            <text:p>1857</text:p>
          </table:table-cell>
          <table:table-cell table:formula="of:=[.C2]+90" office:value-type="float" office:value="1947" calcext:value-type="float">
            <text:p>1947</text:p>
          </table:table-cell>
          <table:table-cell/>
          <table:table-cell office:value-type="string" calcext:value-type="string">
            <text:p>Edaq</text:p>
          </table:table-cell>
          <table:table-cell table:style-name="ce1" table:formula="of:=SUM([.B2:.B300])" office:value-type="float" office:value="225308.8667049" calcext:value-type="float">
            <text:p>225309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3.671396" calcext:value-type="float">
            <text:p>2073.671396</text:p>
          </table:table-cell>
          <table:table-cell office:value-type="float" office:value="1901" calcext:value-type="float">
            <text:p>1901</text:p>
          </table:table-cell>
          <table:table-cell table:formula="of:=[.C3]+90" office:value-type="float" office:value="1991" calcext:value-type="float">
            <text:p>1991</text:p>
          </table:table-cell>
          <table:table-cell/>
          <table:table-cell office:value-type="string" calcext:value-type="string">
            <text:p>Ept</text:p>
          </table:table-cell>
          <table:table-cell table:style-name="ce1" table:formula="of:=SUM([.C2:.C300])" office:value-type="float" office:value="190454" calcext:value-type="float">
            <text:p>190454</text:p>
          </table:table-cell>
          <table:table-cell table:style-name="ce1" table:formula="of:=SUM([.D2:.D300])" office:value-type="float" office:value="202244" calcext:value-type="float">
            <text:p>202244</text:p>
          </table:table-cell>
          <table:table-cell office:value-type="string" calcext:value-type="string">
            <text:p>(GPU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9.338762" calcext:value-type="float">
            <text:p>2019.338762</text:p>
          </table:table-cell>
          <table:table-cell office:value-type="float" office:value="1802" calcext:value-type="float">
            <text:p>1802</text:p>
          </table:table-cell>
          <table:table-cell table:formula="of:=[.C4]+90" office:value-type="float" office:value="1892" calcext:value-type="float">
            <text:p>1892</text:p>
          </table:table-cell>
          <table:table-cell/>
          <table:table-cell office:value-type="string" calcext:value-type="string">
            <text:p>Diff</text:p>
          </table:table-cell>
          <table:table-cell table:style-name="ce1" table:formula="of:=[.G2]-[.G3]" office:value-type="float" office:value="34854.8667049" calcext:value-type="float">
            <text:p>34855</text:p>
          </table:table-cell>
          <table:table-cell table:style-name="ce1" table:formula="of:=[.G2]-[.H3]" office:value-type="float" office:value="23064.8667049" calcext:value-type="float">
            <text:p>230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74.923534" calcext:value-type="float">
            <text:p>2274.923534</text:p>
          </table:table-cell>
          <table:table-cell office:value-type="float" office:value="1649" calcext:value-type="float">
            <text:p>1649</text:p>
          </table:table-cell>
          <table:table-cell table:formula="of:=[.C5]+90" office:value-type="float" office:value="1739" calcext:value-type="float">
            <text:p>1739</text:p>
          </table:table-cell>
          <table:table-cell/>
          <table:table-cell office:value-type="string" calcext:value-type="string">
            <text:p>DeltaE</text:p>
          </table:table-cell>
          <table:table-cell table:style-name="ce2" table:formula="of:=([.G2]-[.G3])/[.G2]" office:value-type="percentage" office:value="0.154698158197881" calcext:value-type="percentage">
            <text:p>15.47%</text:p>
          </table:table-cell>
          <table:table-cell table:style-name="ce2" table:formula="of:=([.G2]-[.H3])/[.G2]" office:value-type="percentage" office:value="0.102369991213481" calcext:value-type="percentage">
            <text:p>10.24%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9.323946" calcext:value-type="float">
            <text:p>1999.323946</text:p>
          </table:table-cell>
          <table:table-cell office:value-type="float" office:value="2127" calcext:value-type="float">
            <text:p>2127</text:p>
          </table:table-cell>
          <table:table-cell table:formula="of:=[.C6]+90" office:value-type="float" office:value="2217" calcext:value-type="float">
            <text:p>2217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4.68707" calcext:value-type="float">
            <text:p>2244.68707</text:p>
          </table:table-cell>
          <table:table-cell office:value-type="float" office:value="1884" calcext:value-type="float">
            <text:p>1884</text:p>
          </table:table-cell>
          <table:table-cell table:formula="of:=[.C7]+90" office:value-type="float" office:value="1974" calcext:value-type="float">
            <text:p>1974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23.735159" calcext:value-type="float">
            <text:p>2123.735159</text:p>
          </table:table-cell>
          <table:table-cell office:value-type="float" office:value="1993" calcext:value-type="float">
            <text:p>1993</text:p>
          </table:table-cell>
          <table:table-cell table:formula="of:=[.C8]+90" office:value-type="float" office:value="2083" calcext:value-type="float">
            <text:p>208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7.638193" calcext:value-type="float">
            <text:p>2187.638193</text:p>
          </table:table-cell>
          <table:table-cell office:value-type="float" office:value="2160" calcext:value-type="float">
            <text:p>2160</text:p>
          </table:table-cell>
          <table:table-cell table:formula="of:=[.C9]+90" office:value-type="float" office:value="2250" calcext:value-type="float">
            <text:p>225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18.328567" calcext:value-type="float">
            <text:p>2318.328567</text:p>
          </table:table-cell>
          <table:table-cell office:value-type="float" office:value="1757" calcext:value-type="float">
            <text:p>1757</text:p>
          </table:table-cell>
          <table:table-cell table:formula="of:=[.C10]+90" office:value-type="float" office:value="1847" calcext:value-type="float">
            <text:p>184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70.997509" calcext:value-type="float">
            <text:p>2270.997509</text:p>
          </table:table-cell>
          <table:table-cell office:value-type="float" office:value="2086" calcext:value-type="float">
            <text:p>2086</text:p>
          </table:table-cell>
          <table:table-cell table:formula="of:=[.C11]+90"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6.164282" calcext:value-type="float">
            <text:p>1976.164282</text:p>
          </table:table-cell>
          <table:table-cell office:value-type="float" office:value="1981" calcext:value-type="float">
            <text:p>1981</text:p>
          </table:table-cell>
          <table:table-cell table:formula="of:=[.C12]+90" office:value-type="float" office:value="2071" calcext:value-type="float">
            <text:p>207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9.003235" calcext:value-type="float">
            <text:p>1939.003235</text:p>
          </table:table-cell>
          <table:table-cell office:value-type="float" office:value="1591" calcext:value-type="float">
            <text:p>1591</text:p>
          </table:table-cell>
          <table:table-cell table:formula="of:=[.C13]+90" office:value-type="float" office:value="1681" calcext:value-type="float">
            <text:p>168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8.097493" calcext:value-type="float">
            <text:p>1968.097493</text:p>
          </table:table-cell>
          <table:table-cell office:value-type="float" office:value="1595" calcext:value-type="float">
            <text:p>1595</text:p>
          </table:table-cell>
          <table:table-cell table:formula="of:=[.C14]+90" office:value-type="float" office:value="1685" calcext:value-type="float">
            <text:p>168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5.566656" calcext:value-type="float">
            <text:p>1995.566656</text:p>
          </table:table-cell>
          <table:table-cell office:value-type="float" office:value="1636" calcext:value-type="float">
            <text:p>1636</text:p>
          </table:table-cell>
          <table:table-cell table:formula="of:=[.C15]+90" office:value-type="float" office:value="1726" calcext:value-type="float">
            <text:p>1726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54.705662" calcext:value-type="float">
            <text:p>1954.705662</text:p>
          </table:table-cell>
          <table:table-cell office:value-type="float" office:value="1690" calcext:value-type="float">
            <text:p>1690</text:p>
          </table:table-cell>
          <table:table-cell table:formula="of:=[.C16]+90" office:value-type="float" office:value="1780" calcext:value-type="float">
            <text:p>178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23.362738" calcext:value-type="float">
            <text:p>1923.362738</text:p>
          </table:table-cell>
          <table:table-cell office:value-type="float" office:value="1607" calcext:value-type="float">
            <text:p>1607</text:p>
          </table:table-cell>
          <table:table-cell table:formula="of:=[.C17]+90" office:value-type="float" office:value="1697" calcext:value-type="float">
            <text:p>1697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71.626142" calcext:value-type="float">
            <text:p>1971.626142</text:p>
          </table:table-cell>
          <table:table-cell office:value-type="float" office:value="1622" calcext:value-type="float">
            <text:p>1622</text:p>
          </table:table-cell>
          <table:table-cell table:formula="of:=[.C18]+90" office:value-type="float" office:value="1712" calcext:value-type="float">
            <text:p>1712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9.592488" calcext:value-type="float">
            <text:p>1999.592488</text:p>
          </table:table-cell>
          <table:table-cell office:value-type="float" office:value="1589" calcext:value-type="float">
            <text:p>1589</text:p>
          </table:table-cell>
          <table:table-cell table:formula="of:=[.C19]+90" office:value-type="float" office:value="1679" calcext:value-type="float">
            <text:p>167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75.011701" calcext:value-type="float">
            <text:p>1975.011701</text:p>
          </table:table-cell>
          <table:table-cell office:value-type="float" office:value="1680" calcext:value-type="float">
            <text:p>1680</text:p>
          </table:table-cell>
          <table:table-cell table:formula="of:=[.C20]+90" office:value-type="float" office:value="1770" calcext:value-type="float">
            <text:p>1770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9.163718" calcext:value-type="float">
            <text:p>1909.163718</text:p>
          </table:table-cell>
          <table:table-cell office:value-type="float" office:value="1592" calcext:value-type="float">
            <text:p>1592</text:p>
          </table:table-cell>
          <table:table-cell table:formula="of:=[.C21]+90" office:value-type="float" office:value="1682" calcext:value-type="float">
            <text:p>168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1.676287" calcext:value-type="float">
            <text:p>1941.676287</text:p>
          </table:table-cell>
          <table:table-cell office:value-type="float" office:value="1559" calcext:value-type="float">
            <text:p>1559</text:p>
          </table:table-cell>
          <table:table-cell table:formula="of:=[.C22]+90" office:value-type="float" office:value="1649" calcext:value-type="float">
            <text:p>1649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37.1839713" calcext:value-type="float">
            <text:p>1837.1839713</text:p>
          </table:table-cell>
          <table:table-cell office:value-type="float" office:value="1579" calcext:value-type="float">
            <text:p>1579</text:p>
          </table:table-cell>
          <table:table-cell table:formula="of:=[.C23]+90" office:value-type="float" office:value="1669" calcext:value-type="float">
            <text:p>1669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79.1655138" calcext:value-type="float">
            <text:p>1679.1655138</text:p>
          </table:table-cell>
          <table:table-cell office:value-type="float" office:value="1651" calcext:value-type="float">
            <text:p>1651</text:p>
          </table:table-cell>
          <table:table-cell table:formula="of:=[.C24]+90" office:value-type="float" office:value="1741" calcext:value-type="float">
            <text:p>174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90.6516318" calcext:value-type="float">
            <text:p>1590.6516318</text:p>
          </table:table-cell>
          <table:table-cell office:value-type="float" office:value="1388" calcext:value-type="float">
            <text:p>1388</text:p>
          </table:table-cell>
          <table:table-cell table:formula="of:=[.C25]+90" office:value-type="float" office:value="1478" calcext:value-type="float">
            <text:p>147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25.0732883" calcext:value-type="float">
            <text:p>1625.0732883</text:p>
          </table:table-cell>
          <table:table-cell office:value-type="float" office:value="1352" calcext:value-type="float">
            <text:p>1352</text:p>
          </table:table-cell>
          <table:table-cell table:formula="of:=[.C26]+90" office:value-type="float" office:value="1442" calcext:value-type="float">
            <text:p>144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68.4591122" calcext:value-type="float">
            <text:p>1668.4591122</text:p>
          </table:table-cell>
          <table:table-cell office:value-type="float" office:value="1346" calcext:value-type="float">
            <text:p>1346</text:p>
          </table:table-cell>
          <table:table-cell table:formula="of:=[.C27]+90" office:value-type="float" office:value="1436" calcext:value-type="float">
            <text:p>1436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4.868838" calcext:value-type="float">
            <text:p>1904.868838</text:p>
          </table:table-cell>
          <table:table-cell office:value-type="float" office:value="1481" calcext:value-type="float">
            <text:p>1481</text:p>
          </table:table-cell>
          <table:table-cell table:formula="of:=[.C28]+90" office:value-type="float" office:value="1571" calcext:value-type="float">
            <text:p>1571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7.005802" calcext:value-type="float">
            <text:p>1997.005802</text:p>
          </table:table-cell>
          <table:table-cell office:value-type="float" office:value="1530" calcext:value-type="float">
            <text:p>1530</text:p>
          </table:table-cell>
          <table:table-cell table:formula="of:=[.C29]+90" office:value-type="float" office:value="1620" calcext:value-type="float">
            <text:p>1620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6.721015" calcext:value-type="float">
            <text:p>2006.721015</text:p>
          </table:table-cell>
          <table:table-cell office:value-type="float" office:value="1595" calcext:value-type="float">
            <text:p>1595</text:p>
          </table:table-cell>
          <table:table-cell table:formula="of:=[.C30]+90" office:value-type="float" office:value="1685" calcext:value-type="float">
            <text:p>1685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48.444255" calcext:value-type="float">
            <text:p>1948.444255</text:p>
          </table:table-cell>
          <table:table-cell office:value-type="float" office:value="1570" calcext:value-type="float">
            <text:p>1570</text:p>
          </table:table-cell>
          <table:table-cell table:formula="of:=[.C31]+90" office:value-type="float" office:value="1660" calcext:value-type="float">
            <text:p>1660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93.655476" calcext:value-type="float">
            <text:p>1993.655476</text:p>
          </table:table-cell>
          <table:table-cell office:value-type="float" office:value="1560" calcext:value-type="float">
            <text:p>1560</text:p>
          </table:table-cell>
          <table:table-cell table:formula="of:=[.C32]+90" office:value-type="float" office:value="1650" calcext:value-type="float">
            <text:p>165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82.472379" calcext:value-type="float">
            <text:p>1982.472379</text:p>
          </table:table-cell>
          <table:table-cell office:value-type="float" office:value="1625" calcext:value-type="float">
            <text:p>1625</text:p>
          </table:table-cell>
          <table:table-cell table:formula="of:=[.C33]+90" office:value-type="float" office:value="1715" calcext:value-type="float">
            <text:p>171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77.886997" calcext:value-type="float">
            <text:p>1977.886997</text:p>
          </table:table-cell>
          <table:table-cell office:value-type="float" office:value="1593" calcext:value-type="float">
            <text:p>1593</text:p>
          </table:table-cell>
          <table:table-cell table:formula="of:=[.C34]+90" office:value-type="float" office:value="1683" calcext:value-type="float">
            <text:p>1683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50.70181199999" calcext:value-type="float">
            <text:p>2050.70181199999</text:p>
          </table:table-cell>
          <table:table-cell office:value-type="float" office:value="1601" calcext:value-type="float">
            <text:p>1601</text:p>
          </table:table-cell>
          <table:table-cell table:formula="of:=[.C35]+90" office:value-type="float" office:value="1691" calcext:value-type="float">
            <text:p>169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39.065464" calcext:value-type="float">
            <text:p>1939.065464</text:p>
          </table:table-cell>
          <table:table-cell office:value-type="float" office:value="1717" calcext:value-type="float">
            <text:p>1717</text:p>
          </table:table-cell>
          <table:table-cell table:formula="of:=[.C36]+90" office:value-type="float" office:value="1807" calcext:value-type="float">
            <text:p>1807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81.214661" calcext:value-type="float">
            <text:p>1981.214661</text:p>
          </table:table-cell>
          <table:table-cell office:value-type="float" office:value="1651" calcext:value-type="float">
            <text:p>1651</text:p>
          </table:table-cell>
          <table:table-cell table:formula="of:=[.C37]+90" office:value-type="float" office:value="1741" calcext:value-type="float">
            <text:p>1741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04.847866" calcext:value-type="float">
            <text:p>1704.847866</text:p>
          </table:table-cell>
          <table:table-cell office:value-type="float" office:value="1590" calcext:value-type="float">
            <text:p>1590</text:p>
          </table:table-cell>
          <table:table-cell table:formula="of:=[.C38]+90" office:value-type="float" office:value="1680" calcext:value-type="float">
            <text:p>1680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21.3190011" calcext:value-type="float">
            <text:p>1621.3190011</text:p>
          </table:table-cell>
          <table:table-cell office:value-type="float" office:value="1362" calcext:value-type="float">
            <text:p>1362</text:p>
          </table:table-cell>
          <table:table-cell table:formula="of:=[.C39]+90" office:value-type="float" office:value="1452" calcext:value-type="float">
            <text:p>1452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27.4060089" calcext:value-type="float">
            <text:p>1727.4060089</text:p>
          </table:table-cell>
          <table:table-cell office:value-type="float" office:value="1330" calcext:value-type="float">
            <text:p>1330</text:p>
          </table:table-cell>
          <table:table-cell table:formula="of:=[.C40]+90" office:value-type="float" office:value="1420" calcext:value-type="float">
            <text:p>1420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85.3022515" calcext:value-type="float">
            <text:p>1685.3022515</text:p>
          </table:table-cell>
          <table:table-cell office:value-type="float" office:value="1354" calcext:value-type="float">
            <text:p>1354</text:p>
          </table:table-cell>
          <table:table-cell table:formula="of:=[.C41]+90" office:value-type="float" office:value="1444" calcext:value-type="float">
            <text:p>1444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6.4827215" calcext:value-type="float">
            <text:p>1636.4827215</text:p>
          </table:table-cell>
          <table:table-cell office:value-type="float" office:value="1334" calcext:value-type="float">
            <text:p>1334</text:p>
          </table:table-cell>
          <table:table-cell table:formula="of:=[.C42]+90" office:value-type="float" office:value="1424" calcext:value-type="float">
            <text:p>1424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60.6015473" calcext:value-type="float">
            <text:p>1660.6015473</text:p>
          </table:table-cell>
          <table:table-cell office:value-type="float" office:value="1358" calcext:value-type="float">
            <text:p>1358</text:p>
          </table:table-cell>
          <table:table-cell table:formula="of:=[.C43]+90" office:value-type="float" office:value="1448" calcext:value-type="float">
            <text:p>144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67.4251123" calcext:value-type="float">
            <text:p>1667.4251123</text:p>
          </table:table-cell>
          <table:table-cell office:value-type="float" office:value="1317" calcext:value-type="float">
            <text:p>1317</text:p>
          </table:table-cell>
          <table:table-cell table:formula="of:=[.C44]+90" office:value-type="float" office:value="1407" calcext:value-type="float">
            <text:p>140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66.8181362" calcext:value-type="float">
            <text:p>1566.8181362</text:p>
          </table:table-cell>
          <table:table-cell office:value-type="float" office:value="1415" calcext:value-type="float">
            <text:p>1415</text:p>
          </table:table-cell>
          <table:table-cell table:formula="of:=[.C45]+90" office:value-type="float" office:value="1505" calcext:value-type="float">
            <text:p>1505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43.503725" calcext:value-type="float">
            <text:p>1643.503725</text:p>
          </table:table-cell>
          <table:table-cell office:value-type="float" office:value="1324" calcext:value-type="float">
            <text:p>1324</text:p>
          </table:table-cell>
          <table:table-cell table:formula="of:=[.C46]+90" office:value-type="float" office:value="1414" calcext:value-type="float">
            <text:p>1414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23.6716654" calcext:value-type="float">
            <text:p>1723.6716654</text:p>
          </table:table-cell>
          <table:table-cell office:value-type="float" office:value="1286" calcext:value-type="float">
            <text:p>1286</text:p>
          </table:table-cell>
          <table:table-cell table:formula="of:=[.C47]+90" office:value-type="float" office:value="1376" calcext:value-type="float">
            <text:p>1376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38.7236046" calcext:value-type="float">
            <text:p>1638.7236046</text:p>
          </table:table-cell>
          <table:table-cell office:value-type="float" office:value="1331" calcext:value-type="float">
            <text:p>1331</text:p>
          </table:table-cell>
          <table:table-cell table:formula="of:=[.C48]+90" office:value-type="float" office:value="1421" calcext:value-type="float">
            <text:p>1421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98.1399998" calcext:value-type="float">
            <text:p>1598.1399998</text:p>
          </table:table-cell>
          <table:table-cell office:value-type="float" office:value="1347" calcext:value-type="float">
            <text:p>1347</text:p>
          </table:table-cell>
          <table:table-cell table:formula="of:=[.C49]+90" office:value-type="float" office:value="1437" calcext:value-type="float">
            <text:p>1437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18.9922901" calcext:value-type="float">
            <text:p>1618.9922901</text:p>
          </table:table-cell>
          <table:table-cell office:value-type="float" office:value="1310" calcext:value-type="float">
            <text:p>1310</text:p>
          </table:table-cell>
          <table:table-cell table:formula="of:=[.C50]+90" office:value-type="float" office:value="1400" calcext:value-type="float">
            <text:p>1400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62.9880288" calcext:value-type="float">
            <text:p>1662.9880288</text:p>
          </table:table-cell>
          <table:table-cell office:value-type="float" office:value="1342" calcext:value-type="float">
            <text:p>1342</text:p>
          </table:table-cell>
          <table:table-cell table:formula="of:=[.C51]+90" office:value-type="float" office:value="1432" calcext:value-type="float">
            <text:p>143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3.2248676" calcext:value-type="float">
            <text:p>1663.2248676</text:p>
          </table:table-cell>
          <table:table-cell office:value-type="float" office:value="1505" calcext:value-type="float">
            <text:p>1505</text:p>
          </table:table-cell>
          <table:table-cell table:formula="of:=[.C52]+90" office:value-type="float" office:value="1595" calcext:value-type="float">
            <text:p>1595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8.9865027" calcext:value-type="float">
            <text:p>1708.9865027</text:p>
          </table:table-cell>
          <table:table-cell office:value-type="float" office:value="1385" calcext:value-type="float">
            <text:p>1385</text:p>
          </table:table-cell>
          <table:table-cell table:formula="of:=[.C53]+90" office:value-type="float" office:value="1475" calcext:value-type="float">
            <text:p>1475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8.3391986" calcext:value-type="float">
            <text:p>1648.3391986</text:p>
          </table:table-cell>
          <table:table-cell office:value-type="float" office:value="1340" calcext:value-type="float">
            <text:p>1340</text:p>
          </table:table-cell>
          <table:table-cell table:formula="of:=[.C54]+90" office:value-type="float" office:value="1430" calcext:value-type="float">
            <text:p>1430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36.9532043" calcext:value-type="float">
            <text:p>1636.9532043</text:p>
          </table:table-cell>
          <table:table-cell office:value-type="float" office:value="1324" calcext:value-type="float">
            <text:p>1324</text:p>
          </table:table-cell>
          <table:table-cell table:formula="of:=[.C55]+90" office:value-type="float" office:value="1414" calcext:value-type="float">
            <text:p>141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67.3126671" calcext:value-type="float">
            <text:p>1667.3126671</text:p>
          </table:table-cell>
          <table:table-cell office:value-type="float" office:value="1395" calcext:value-type="float">
            <text:p>1395</text:p>
          </table:table-cell>
          <table:table-cell table:formula="of:=[.C56]+90" office:value-type="float" office:value="1485" calcext:value-type="float">
            <text:p>1485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11.8069233" calcext:value-type="float">
            <text:p>1611.8069233</text:p>
          </table:table-cell>
          <table:table-cell office:value-type="float" office:value="1232" calcext:value-type="float">
            <text:p>1232</text:p>
          </table:table-cell>
          <table:table-cell table:formula="of:=[.C57]+90" office:value-type="float" office:value="1322" calcext:value-type="float">
            <text:p>1322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27.6493585" calcext:value-type="float">
            <text:p>1627.6493585</text:p>
          </table:table-cell>
          <table:table-cell office:value-type="float" office:value="1272" calcext:value-type="float">
            <text:p>1272</text:p>
          </table:table-cell>
          <table:table-cell table:formula="of:=[.C58]+90" office:value-type="float" office:value="1362" calcext:value-type="float">
            <text:p>1362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33.7240653" calcext:value-type="float">
            <text:p>1633.7240653</text:p>
          </table:table-cell>
          <table:table-cell office:value-type="float" office:value="1315" calcext:value-type="float">
            <text:p>1315</text:p>
          </table:table-cell>
          <table:table-cell table:formula="of:=[.C59]+90" office:value-type="float" office:value="1405" calcext:value-type="float">
            <text:p>1405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96.6215724" calcext:value-type="float">
            <text:p>1696.6215724</text:p>
          </table:table-cell>
          <table:table-cell office:value-type="float" office:value="1468" calcext:value-type="float">
            <text:p>1468</text:p>
          </table:table-cell>
          <table:table-cell table:formula="of:=[.C60]+90" office:value-type="float" office:value="1558" calcext:value-type="float">
            <text:p>1558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42.8342358" calcext:value-type="float">
            <text:p>1642.8342358</text:p>
          </table:table-cell>
          <table:table-cell office:value-type="float" office:value="1511" calcext:value-type="float">
            <text:p>1511</text:p>
          </table:table-cell>
          <table:table-cell table:formula="of:=[.C61]+90" office:value-type="float" office:value="1601" calcext:value-type="float">
            <text:p>1601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26.6340225" calcext:value-type="float">
            <text:p>1626.6340225</text:p>
          </table:table-cell>
          <table:table-cell office:value-type="float" office:value="1324" calcext:value-type="float">
            <text:p>1324</text:p>
          </table:table-cell>
          <table:table-cell table:formula="of:=[.C62]+90" office:value-type="float" office:value="1414" calcext:value-type="float">
            <text:p>1414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42.6664602" calcext:value-type="float">
            <text:p>1642.6664602</text:p>
          </table:table-cell>
          <table:table-cell office:value-type="float" office:value="1347" calcext:value-type="float">
            <text:p>1347</text:p>
          </table:table-cell>
          <table:table-cell table:formula="of:=[.C63]+90" office:value-type="float" office:value="1437" calcext:value-type="float">
            <text:p>1437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32.478356" calcext:value-type="float">
            <text:p>1632.478356</text:p>
          </table:table-cell>
          <table:table-cell office:value-type="float" office:value="1344" calcext:value-type="float">
            <text:p>1344</text:p>
          </table:table-cell>
          <table:table-cell table:formula="of:=[.C64]+90" office:value-type="float" office:value="1434" calcext:value-type="float">
            <text:p>1434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3.8194728" calcext:value-type="float">
            <text:p>1583.8194728</text:p>
          </table:table-cell>
          <table:table-cell office:value-type="float" office:value="1433" calcext:value-type="float">
            <text:p>1433</text:p>
          </table:table-cell>
          <table:table-cell table:formula="of:=[.C65]+90" office:value-type="float" office:value="1523" calcext:value-type="float">
            <text:p>1523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24.0767243" calcext:value-type="float">
            <text:p>1624.0767243</text:p>
          </table:table-cell>
          <table:table-cell office:value-type="float" office:value="1409" calcext:value-type="float">
            <text:p>1409</text:p>
          </table:table-cell>
          <table:table-cell table:formula="of:=[.C66]+90" office:value-type="float" office:value="1499" calcext:value-type="float">
            <text:p>1499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45.122124" calcext:value-type="float">
            <text:p>1745.122124</text:p>
          </table:table-cell>
          <table:table-cell office:value-type="float" office:value="1318" calcext:value-type="float">
            <text:p>1318</text:p>
          </table:table-cell>
          <table:table-cell table:formula="of:=[.C67]+90"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07.5634631" calcext:value-type="float">
            <text:p>1607.5634631</text:p>
          </table:table-cell>
          <table:table-cell office:value-type="float" office:value="1480" calcext:value-type="float">
            <text:p>1480</text:p>
          </table:table-cell>
          <table:table-cell table:formula="of:=[.C68]+90" office:value-type="float" office:value="1570" calcext:value-type="float">
            <text:p>1570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65.4049524" calcext:value-type="float">
            <text:p>1565.4049524</text:p>
          </table:table-cell>
          <table:table-cell office:value-type="float" office:value="1269" calcext:value-type="float">
            <text:p>1269</text:p>
          </table:table-cell>
          <table:table-cell table:formula="of:=[.C69]+90" office:value-type="float" office:value="1359" calcext:value-type="float">
            <text:p>135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21.3803389" calcext:value-type="float">
            <text:p>1621.3803389</text:p>
          </table:table-cell>
          <table:table-cell office:value-type="float" office:value="1301" calcext:value-type="float">
            <text:p>1301</text:p>
          </table:table-cell>
          <table:table-cell table:formula="of:=[.C70]+90" office:value-type="float" office:value="1391" calcext:value-type="float">
            <text:p>1391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75.5781885" calcext:value-type="float">
            <text:p>1575.5781885</text:p>
          </table:table-cell>
          <table:table-cell office:value-type="float" office:value="1331" calcext:value-type="float">
            <text:p>1331</text:p>
          </table:table-cell>
          <table:table-cell table:formula="of:=[.C71]+90" office:value-type="float" office:value="1421" calcext:value-type="float">
            <text:p>142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3.8618663" calcext:value-type="float">
            <text:p>1553.8618663</text:p>
          </table:table-cell>
          <table:table-cell office:value-type="float" office:value="1341" calcext:value-type="float">
            <text:p>1341</text:p>
          </table:table-cell>
          <table:table-cell table:formula="of:=[.C72]+90" office:value-type="float" office:value="1431" calcext:value-type="float">
            <text:p>143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69.029371" calcext:value-type="float">
            <text:p>1569.029371</text:p>
          </table:table-cell>
          <table:table-cell office:value-type="float" office:value="1343" calcext:value-type="float">
            <text:p>1343</text:p>
          </table:table-cell>
          <table:table-cell table:formula="of:=[.C73]+90" office:value-type="float" office:value="1433" calcext:value-type="float">
            <text:p>1433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00.384427" calcext:value-type="float">
            <text:p>1600.384427</text:p>
          </table:table-cell>
          <table:table-cell office:value-type="float" office:value="1321" calcext:value-type="float">
            <text:p>1321</text:p>
          </table:table-cell>
          <table:table-cell table:formula="of:=[.C74]+90" office:value-type="float" office:value="1411" calcext:value-type="float">
            <text:p>1411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03.7886965" calcext:value-type="float">
            <text:p>1603.7886965</text:p>
          </table:table-cell>
          <table:table-cell office:value-type="float" office:value="1386" calcext:value-type="float">
            <text:p>1386</text:p>
          </table:table-cell>
          <table:table-cell table:formula="of:=[.C75]+90" office:value-type="float" office:value="1476" calcext:value-type="float">
            <text:p>1476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70.695124" calcext:value-type="float">
            <text:p>1570.695124</text:p>
          </table:table-cell>
          <table:table-cell office:value-type="float" office:value="1369" calcext:value-type="float">
            <text:p>1369</text:p>
          </table:table-cell>
          <table:table-cell table:formula="of:=[.C76]+90" office:value-type="float" office:value="1459" calcext:value-type="float">
            <text:p>1459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38.685019" calcext:value-type="float">
            <text:p>1638.685019</text:p>
          </table:table-cell>
          <table:table-cell office:value-type="float" office:value="1267" calcext:value-type="float">
            <text:p>1267</text:p>
          </table:table-cell>
          <table:table-cell table:formula="of:=[.C77]+90" office:value-type="float" office:value="1357" calcext:value-type="float">
            <text:p>1357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5.7239305" calcext:value-type="float">
            <text:p>1555.7239305</text:p>
          </table:table-cell>
          <table:table-cell office:value-type="float" office:value="1319" calcext:value-type="float">
            <text:p>1319</text:p>
          </table:table-cell>
          <table:table-cell table:formula="of:=[.C78]+90" office:value-type="float" office:value="1409" calcext:value-type="float">
            <text:p>1409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5.8910757" calcext:value-type="float">
            <text:p>1575.8910757</text:p>
          </table:table-cell>
          <table:table-cell office:value-type="float" office:value="1323" calcext:value-type="float">
            <text:p>1323</text:p>
          </table:table-cell>
          <table:table-cell table:formula="of:=[.C79]+90" office:value-type="float" office:value="1413" calcext:value-type="float">
            <text:p>1413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84.9335429" calcext:value-type="float">
            <text:p>1584.9335429</text:p>
          </table:table-cell>
          <table:table-cell office:value-type="float" office:value="1307" calcext:value-type="float">
            <text:p>1307</text:p>
          </table:table-cell>
          <table:table-cell table:formula="of:=[.C80]+90" office:value-type="float" office:value="1397" calcext:value-type="float">
            <text:p>1397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70.9100019" calcext:value-type="float">
            <text:p>1570.9100019</text:p>
          </table:table-cell>
          <table:table-cell office:value-type="float" office:value="1286" calcext:value-type="float">
            <text:p>1286</text:p>
          </table:table-cell>
          <table:table-cell table:formula="of:=[.C81]+90" office:value-type="float" office:value="1376" calcext:value-type="float">
            <text:p>1376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75.1297875" calcext:value-type="float">
            <text:p>1575.1297875</text:p>
          </table:table-cell>
          <table:table-cell office:value-type="float" office:value="1291" calcext:value-type="float">
            <text:p>1291</text:p>
          </table:table-cell>
          <table:table-cell table:formula="of:=[.C82]+90" office:value-type="float" office:value="1381" calcext:value-type="float">
            <text:p>1381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8.9996041" calcext:value-type="float">
            <text:p>1628.9996041</text:p>
          </table:table-cell>
          <table:table-cell office:value-type="float" office:value="1238" calcext:value-type="float">
            <text:p>1238</text:p>
          </table:table-cell>
          <table:table-cell table:formula="of:=[.C83]+90" office:value-type="float" office:value="1328" calcext:value-type="float">
            <text:p>1328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83.491325" calcext:value-type="float">
            <text:p>1583.491325</text:p>
          </table:table-cell>
          <table:table-cell office:value-type="float" office:value="1328" calcext:value-type="float">
            <text:p>1328</text:p>
          </table:table-cell>
          <table:table-cell table:formula="of:=[.C84]+90" office:value-type="float" office:value="1418" calcext:value-type="float">
            <text:p>1418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95.7452658" calcext:value-type="float">
            <text:p>1595.7452658</text:p>
          </table:table-cell>
          <table:table-cell office:value-type="float" office:value="1344" calcext:value-type="float">
            <text:p>1344</text:p>
          </table:table-cell>
          <table:table-cell table:formula="of:=[.C85]+90" office:value-type="float" office:value="1434" calcext:value-type="float">
            <text:p>143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75.7829964" calcext:value-type="float">
            <text:p>1575.7829964</text:p>
          </table:table-cell>
          <table:table-cell office:value-type="float" office:value="1356" calcext:value-type="float">
            <text:p>1356</text:p>
          </table:table-cell>
          <table:table-cell table:formula="of:=[.C86]+90" office:value-type="float" office:value="1446" calcext:value-type="float">
            <text:p>1446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59.4132817" calcext:value-type="float">
            <text:p>1859.4132817</text:p>
          </table:table-cell>
          <table:table-cell office:value-type="float" office:value="1419" calcext:value-type="float">
            <text:p>1419</text:p>
          </table:table-cell>
          <table:table-cell table:formula="of:=[.C87]+90" office:value-type="float" office:value="1509" calcext:value-type="float">
            <text:p>1509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11.241482" calcext:value-type="float">
            <text:p>1911.241482</text:p>
          </table:table-cell>
          <table:table-cell office:value-type="float" office:value="1392" calcext:value-type="float">
            <text:p>1392</text:p>
          </table:table-cell>
          <table:table-cell table:formula="of:=[.C88]+90" office:value-type="float" office:value="1482" calcext:value-type="float">
            <text:p>1482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79.327658" calcext:value-type="float">
            <text:p>1879.327658</text:p>
          </table:table-cell>
          <table:table-cell office:value-type="float" office:value="1339" calcext:value-type="float">
            <text:p>1339</text:p>
          </table:table-cell>
          <table:table-cell table:formula="of:=[.C89]+90" office:value-type="float" office:value="1429" calcext:value-type="float">
            <text:p>1429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57.372768" calcext:value-type="float">
            <text:p>1757.372768</text:p>
          </table:table-cell>
          <table:table-cell office:value-type="float" office:value="1352" calcext:value-type="float">
            <text:p>1352</text:p>
          </table:table-cell>
          <table:table-cell table:formula="of:=[.C90]+90" office:value-type="float" office:value="1442" calcext:value-type="float">
            <text:p>1442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61.6931281" calcext:value-type="float">
            <text:p>1561.6931281</text:p>
          </table:table-cell>
          <table:table-cell office:value-type="float" office:value="1343" calcext:value-type="float">
            <text:p>1343</text:p>
          </table:table-cell>
          <table:table-cell table:formula="of:=[.C91]+90" office:value-type="float" office:value="1433" calcext:value-type="float">
            <text:p>143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2.6045697" calcext:value-type="float">
            <text:p>1562.6045697</text:p>
          </table:table-cell>
          <table:table-cell office:value-type="float" office:value="1294" calcext:value-type="float">
            <text:p>1294</text:p>
          </table:table-cell>
          <table:table-cell table:formula="of:=[.C92]+90" office:value-type="float" office:value="1384" calcext:value-type="float">
            <text:p>1384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55.5739037" calcext:value-type="float">
            <text:p>1555.5739037</text:p>
          </table:table-cell>
          <table:table-cell office:value-type="float" office:value="1287" calcext:value-type="float">
            <text:p>1287</text:p>
          </table:table-cell>
          <table:table-cell table:formula="of:=[.C93]+90" office:value-type="float" office:value="1377" calcext:value-type="float">
            <text:p>1377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80.9119715" calcext:value-type="float">
            <text:p>1580.9119715</text:p>
          </table:table-cell>
          <table:table-cell office:value-type="float" office:value="1241" calcext:value-type="float">
            <text:p>1241</text:p>
          </table:table-cell>
          <table:table-cell table:formula="of:=[.C94]+90" office:value-type="float" office:value="1331" calcext:value-type="float">
            <text:p>133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14.9080673" calcext:value-type="float">
            <text:p>1614.9080673</text:p>
          </table:table-cell>
          <table:table-cell office:value-type="float" office:value="1326" calcext:value-type="float">
            <text:p>1326</text:p>
          </table:table-cell>
          <table:table-cell table:formula="of:=[.C95]+90" office:value-type="float" office:value="1416" calcext:value-type="float">
            <text:p>1416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63.4475451" calcext:value-type="float">
            <text:p>1563.4475451</text:p>
          </table:table-cell>
          <table:table-cell office:value-type="float" office:value="1360" calcext:value-type="float">
            <text:p>1360</text:p>
          </table:table-cell>
          <table:table-cell table:formula="of:=[.C96]+90" office:value-type="float" office:value="1450" calcext:value-type="float">
            <text:p>1450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70.7509349" calcext:value-type="float">
            <text:p>1570.7509349</text:p>
          </table:table-cell>
          <table:table-cell office:value-type="float" office:value="1398" calcext:value-type="float">
            <text:p>1398</text:p>
          </table:table-cell>
          <table:table-cell table:formula="of:=[.C97]+90" office:value-type="float" office:value="1488" calcext:value-type="float">
            <text:p>148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83.4308742" calcext:value-type="float">
            <text:p>1583.4308742</text:p>
          </table:table-cell>
          <table:table-cell office:value-type="float" office:value="1372" calcext:value-type="float">
            <text:p>1372</text:p>
          </table:table-cell>
          <table:table-cell table:formula="of:=[.C98]+90" office:value-type="float" office:value="1462" calcext:value-type="float">
            <text:p>1462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67.8811576" calcext:value-type="float">
            <text:p>1567.8811576</text:p>
          </table:table-cell>
          <table:table-cell office:value-type="float" office:value="1420" calcext:value-type="float">
            <text:p>1420</text:p>
          </table:table-cell>
          <table:table-cell table:formula="of:=[.C99]+90" office:value-type="float" office:value="1510" calcext:value-type="float">
            <text:p>1510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56.767754" calcext:value-type="float">
            <text:p>1556.767754</text:p>
          </table:table-cell>
          <table:table-cell office:value-type="float" office:value="1408" calcext:value-type="float">
            <text:p>1408</text:p>
          </table:table-cell>
          <table:table-cell table:formula="of:=[.C100]+90" office:value-type="float" office:value="1498" calcext:value-type="float">
            <text:p>149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95.5742541" calcext:value-type="float">
            <text:p>1595.5742541</text:p>
          </table:table-cell>
          <table:table-cell office:value-type="float" office:value="1383" calcext:value-type="float">
            <text:p>1383</text:p>
          </table:table-cell>
          <table:table-cell table:formula="of:=[.C101]+90" office:value-type="float" office:value="1473" calcext:value-type="float">
            <text:p>147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90.4441947" calcext:value-type="float">
            <text:p>1590.4441947</text:p>
          </table:table-cell>
          <table:table-cell office:value-type="float" office:value="1365" calcext:value-type="float">
            <text:p>1365</text:p>
          </table:table-cell>
          <table:table-cell table:formula="of:=[.C102]+90" office:value-type="float" office:value="1455" calcext:value-type="float">
            <text:p>1455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80.3437208" calcext:value-type="float">
            <text:p>1580.3437208</text:p>
          </table:table-cell>
          <table:table-cell office:value-type="float" office:value="1434" calcext:value-type="float">
            <text:p>1434</text:p>
          </table:table-cell>
          <table:table-cell table:formula="of:=[.C103]+90" office:value-type="float" office:value="1524" calcext:value-type="float">
            <text:p>1524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92.442514" calcext:value-type="float">
            <text:p>1592.442514</text:p>
          </table:table-cell>
          <table:table-cell office:value-type="float" office:value="1481" calcext:value-type="float">
            <text:p>1481</text:p>
          </table:table-cell>
          <table:table-cell table:formula="of:=[.C104]+90" office:value-type="float" office:value="1571" calcext:value-type="float">
            <text:p>1571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74.8583259" calcext:value-type="float">
            <text:p>1574.8583259</text:p>
          </table:table-cell>
          <table:table-cell office:value-type="float" office:value="1459" calcext:value-type="float">
            <text:p>1459</text:p>
          </table:table-cell>
          <table:table-cell table:formula="of:=[.C105]+90" office:value-type="float" office:value="1549" calcext:value-type="float">
            <text:p>1549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62.2175886" calcext:value-type="float">
            <text:p>1562.2175886</text:p>
          </table:table-cell>
          <table:table-cell office:value-type="float" office:value="1430" calcext:value-type="float">
            <text:p>1430</text:p>
          </table:table-cell>
          <table:table-cell table:formula="of:=[.C106]+90" office:value-type="float" office:value="1520" calcext:value-type="float">
            <text:p>1520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35.2350806" calcext:value-type="float">
            <text:p>1735.2350806</text:p>
          </table:table-cell>
          <table:table-cell office:value-type="float" office:value="1447" calcext:value-type="float">
            <text:p>1447</text:p>
          </table:table-cell>
          <table:table-cell table:formula="of:=[.C107]+90" office:value-type="float" office:value="1537" calcext:value-type="float">
            <text:p>1537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78.486285" calcext:value-type="float">
            <text:p>1578.486285</text:p>
          </table:table-cell>
          <table:table-cell office:value-type="float" office:value="1496" calcext:value-type="float">
            <text:p>1496</text:p>
          </table:table-cell>
          <table:table-cell table:formula="of:=[.C108]+90" office:value-type="float" office:value="1586" calcext:value-type="float">
            <text:p>1586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8.6620469" calcext:value-type="float">
            <text:p>1608.6620469</text:p>
          </table:table-cell>
          <table:table-cell office:value-type="float" office:value="1518" calcext:value-type="float">
            <text:p>1518</text:p>
          </table:table-cell>
          <table:table-cell table:formula="of:=[.C109]+90" office:value-type="float" office:value="1608" calcext:value-type="float">
            <text:p>1608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45.2191761" calcext:value-type="float">
            <text:p>1645.2191761</text:p>
          </table:table-cell>
          <table:table-cell office:value-type="float" office:value="1450" calcext:value-type="float">
            <text:p>1450</text:p>
          </table:table-cell>
          <table:table-cell table:formula="of:=[.C110]+90" office:value-type="float" office:value="1540" calcext:value-type="float">
            <text:p>1540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56.0106051" calcext:value-type="float">
            <text:p>1556.0106051</text:p>
          </table:table-cell>
          <table:table-cell office:value-type="float" office:value="1597" calcext:value-type="float">
            <text:p>1597</text:p>
          </table:table-cell>
          <table:table-cell table:formula="of:=[.C111]+90" office:value-type="float" office:value="1687" calcext:value-type="float">
            <text:p>1687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42.8894612" calcext:value-type="float">
            <text:p>1542.8894612</text:p>
          </table:table-cell>
          <table:table-cell office:value-type="float" office:value="1461" calcext:value-type="float">
            <text:p>1461</text:p>
          </table:table-cell>
          <table:table-cell table:formula="of:=[.C112]+90" office:value-type="float" office:value="1551" calcext:value-type="float">
            <text:p>1551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06.3957" calcext:value-type="float">
            <text:p>1606.3957</text:p>
          </table:table-cell>
          <table:table-cell office:value-type="float" office:value="1456" calcext:value-type="float">
            <text:p>1456</text:p>
          </table:table-cell>
          <table:table-cell table:formula="of:=[.C113]+90" office:value-type="float" office:value="1546" calcext:value-type="float">
            <text:p>1546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0.7265856" calcext:value-type="float">
            <text:p>1600.7265856</text:p>
          </table:table-cell>
          <table:table-cell office:value-type="float" office:value="1421" calcext:value-type="float">
            <text:p>1421</text:p>
          </table:table-cell>
          <table:table-cell table:formula="of:=[.C114]+90" office:value-type="float" office:value="1511" calcext:value-type="float">
            <text:p>1511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83.0053313" calcext:value-type="float">
            <text:p>1683.0053313</text:p>
          </table:table-cell>
          <table:table-cell office:value-type="float" office:value="1380" calcext:value-type="float">
            <text:p>1380</text:p>
          </table:table-cell>
          <table:table-cell table:formula="of:=[.C115]+90" office:value-type="float" office:value="1470" calcext:value-type="float">
            <text:p>1470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69.7094245" calcext:value-type="float">
            <text:p>1569.7094245</text:p>
          </table:table-cell>
          <table:table-cell office:value-type="float" office:value="1442" calcext:value-type="float">
            <text:p>1442</text:p>
          </table:table-cell>
          <table:table-cell table:formula="of:=[.C116]+90" office:value-type="float" office:value="1532" calcext:value-type="float">
            <text:p>1532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56.7643059" calcext:value-type="float">
            <text:p>1556.7643059</text:p>
          </table:table-cell>
          <table:table-cell office:value-type="float" office:value="1398" calcext:value-type="float">
            <text:p>1398</text:p>
          </table:table-cell>
          <table:table-cell table:formula="of:=[.C117]+90" office:value-type="float" office:value="1488" calcext:value-type="float">
            <text:p>1488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70.3137551" calcext:value-type="float">
            <text:p>1570.3137551</text:p>
          </table:table-cell>
          <table:table-cell office:value-type="float" office:value="1320" calcext:value-type="float">
            <text:p>1320</text:p>
          </table:table-cell>
          <table:table-cell table:formula="of:=[.C118]+90" office:value-type="float" office:value="1410" calcext:value-type="float">
            <text:p>1410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03.042728" calcext:value-type="float">
            <text:p>1603.042728</text:p>
          </table:table-cell>
          <table:table-cell office:value-type="float" office:value="1328" calcext:value-type="float">
            <text:p>1328</text:p>
          </table:table-cell>
          <table:table-cell table:formula="of:=[.C119]+90" office:value-type="float" office:value="1418" calcext:value-type="float">
            <text:p>1418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71.3212442" calcext:value-type="float">
            <text:p>1571.3212442</text:p>
          </table:table-cell>
          <table:table-cell office:value-type="float" office:value="1319" calcext:value-type="float">
            <text:p>1319</text:p>
          </table:table-cell>
          <table:table-cell table:formula="of:=[.C120]+90" office:value-type="float" office:value="1409" calcext:value-type="float">
            <text:p>1409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72.528855" calcext:value-type="float">
            <text:p>1572.528855</text:p>
          </table:table-cell>
          <table:table-cell office:value-type="float" office:value="1362" calcext:value-type="float">
            <text:p>1362</text:p>
          </table:table-cell>
          <table:table-cell table:formula="of:=[.C121]+90" office:value-type="float" office:value="1452" calcext:value-type="float">
            <text:p>1452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62.4775971" calcext:value-type="float">
            <text:p>1562.4775971</text:p>
          </table:table-cell>
          <table:table-cell office:value-type="float" office:value="1376" calcext:value-type="float">
            <text:p>1376</text:p>
          </table:table-cell>
          <table:table-cell table:formula="of:=[.C122]+90" office:value-type="float" office:value="1466" calcext:value-type="float">
            <text:p>1466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60.2922164" calcext:value-type="float">
            <text:p>1560.2922164</text:p>
          </table:table-cell>
          <table:table-cell office:value-type="float" office:value="1388" calcext:value-type="float">
            <text:p>1388</text:p>
          </table:table-cell>
          <table:table-cell table:formula="of:=[.C123]+90" office:value-type="float" office:value="1478" calcext:value-type="float">
            <text:p>1478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48.9927352" calcext:value-type="float">
            <text:p>1548.9927352</text:p>
          </table:table-cell>
          <table:table-cell office:value-type="float" office:value="1329" calcext:value-type="float">
            <text:p>1329</text:p>
          </table:table-cell>
          <table:table-cell table:formula="of:=[.C124]+90" office:value-type="float" office:value="1419" calcext:value-type="float">
            <text:p>1419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18.3157688" calcext:value-type="float">
            <text:p>1618.3157688</text:p>
          </table:table-cell>
          <table:table-cell office:value-type="float" office:value="1320" calcext:value-type="float">
            <text:p>1320</text:p>
          </table:table-cell>
          <table:table-cell table:formula="of:=[.C125]+90" office:value-type="float" office:value="1410" calcext:value-type="float">
            <text:p>1410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57.95411" calcext:value-type="float">
            <text:p>1657.95411</text:p>
          </table:table-cell>
          <table:table-cell office:value-type="float" office:value="1281" calcext:value-type="float">
            <text:p>1281</text:p>
          </table:table-cell>
          <table:table-cell table:formula="of:=[.C126]+90" office:value-type="float" office:value="1371" calcext:value-type="float">
            <text:p>1371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99.9886846" calcext:value-type="float">
            <text:p>1699.9886846</text:p>
          </table:table-cell>
          <table:table-cell office:value-type="float" office:value="1319" calcext:value-type="float">
            <text:p>1319</text:p>
          </table:table-cell>
          <table:table-cell table:formula="of:=[.C127]+90" office:value-type="float" office:value="1409" calcext:value-type="float">
            <text:p>1409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1.971318" calcext:value-type="float">
            <text:p>1581.971318</text:p>
          </table:table-cell>
          <table:table-cell office:value-type="float" office:value="1355" calcext:value-type="float">
            <text:p>1355</text:p>
          </table:table-cell>
          <table:table-cell table:formula="of:=[.C128]+90" office:value-type="float" office:value="1445" calcext:value-type="float">
            <text:p>1445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31.5165765" calcext:value-type="float">
            <text:p>1631.5165765</text:p>
          </table:table-cell>
          <table:table-cell office:value-type="float" office:value="1338" calcext:value-type="float">
            <text:p>1338</text:p>
          </table:table-cell>
          <table:table-cell table:formula="of:=[.C129]+90" office:value-type="float" office:value="1428" calcext:value-type="float">
            <text:p>1428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50.1457441" calcext:value-type="float">
            <text:p>1550.1457441</text:p>
          </table:table-cell>
          <table:table-cell office:value-type="float" office:value="1355" calcext:value-type="float">
            <text:p>1355</text:p>
          </table:table-cell>
          <table:table-cell table:formula="of:=[.C130]+90" office:value-type="float" office:value="1445" calcext:value-type="float">
            <text:p>1445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13.2946907" calcext:value-type="float">
            <text:p>1613.2946907</text:p>
          </table:table-cell>
          <table:table-cell office:value-type="float" office:value="1429" calcext:value-type="float">
            <text:p>1429</text:p>
          </table:table-cell>
          <table:table-cell table:formula="of:=[.C131]+90" office:value-type="float" office:value="1519" calcext:value-type="float">
            <text:p>1519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70.8650193" calcext:value-type="float">
            <text:p>1570.8650193</text:p>
          </table:table-cell>
          <table:table-cell office:value-type="float" office:value="1347" calcext:value-type="float">
            <text:p>1347</text:p>
          </table:table-cell>
          <table:table-cell table:formula="of:=[.C132]+90" office:value-type="float" office:value="1437" calcext:value-type="float">
            <text:p>1437</text:p>
          </table:table-cell>
          <table:table-cell table:number-columns-repeated="13"/>
        </table:table-row>
        <table:table-row table:style-name="ro1" table:number-rows-repeated="76">
          <table:table-cell table:number-columns-repeated="17"/>
        </table:table-row>
        <table:table-row table:style-name="ro1" table:number-rows-repeated="8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5:10:27.920406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17:13:38.515994438</dc:date>
    <meta:editing-duration>PT2H25M36S</meta:editing-duration>
    <meta:editing-cycles>8</meta:editing-cycles>
    <meta:generator>LibreOffice/5.2.3.3$Linux_X86_64 LibreOffice_project/d54a8868f08a7b39642414cf2c8ef2f228f780cf</meta:generator>
    <meta:document-statistic meta:table-count="5" meta:cell-count="19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69cm" svg:height="15.963cm" xlink:href=".." xlink:type="simple" chart:class="chart:line" chart:style-name="ch1">
        <chart:legend chart:legend-position="end" svg:x="26.284cm" svg:y="7.433cm" style:legend-expansion="high" chart:style-name="ch2"/>
        <chart:plot-area chart:style-name="ch3" table:cell-range-address="Spotify.B1:Spotify.C124" chart:data-source-has-labels="row" svg:x="0.567cm" svg:y="0.319cm" svg:width="25.15cm" svg:height="15.325cm">
          <chartooo:coordinate-region svg:x="1.559cm" svg:y="0.44cm" svg:width="24.158cm" svg:height="14.2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otify.B2:Spotify.B124" chart:label-cell-address="Spotify.B1:Spotify.B1" chart:class="chart:line">
            <chart:data-point chart:repeated="123"/>
          </chart:series>
          <chart:series chart:style-name="ch7" chart:values-cell-range-address="Spotify.C2:Spotify.C124" chart:label-cell-address="Spotify.C1:Spotify.C1" chart:class="chart:line"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Q</text:p>
                <draw:g>
                  <svg:desc>Spotify.B1:Spotify.B1</svg:desc>
                </draw:g>
              </table:table-cell>
              <table:table-cell office:value-type="string">
                <text:p>PT</text:p>
                <draw:g>
                  <svg:desc>Spotify.C1:Spotif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0.900521">
                <text:p>2140.900521</text:p>
                <draw:g>
                  <svg:desc>Spotify.B2:Spotify.B124</svg:desc>
                </draw:g>
              </table:table-cell>
              <table:table-cell office:value-type="float" office:value="1857">
                <text:p>1857</text:p>
                <draw:g>
                  <svg:desc>Spotify.C2:Spotify.C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3.671396">
                <text:p>2073.671396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9.338762">
                <text:p>2019.33876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4.923534">
                <text:p>2274.92353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9.323946">
                <text:p>1999.323946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4.68707">
                <text:p>2244.68707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3.735159">
                <text:p>2123.735159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7.638193">
                <text:p>2187.63819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8.328567">
                <text:p>2318.328567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0.997509">
                <text:p>2270.997509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6.164282">
                <text:p>1976.164282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9.003235">
                <text:p>1939.003235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8.097493">
                <text:p>1968.09749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5.566656">
                <text:p>1995.566656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4.705662">
                <text:p>1954.70566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3.362738">
                <text:p>1923.362738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1.626142">
                <text:p>1971.626142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9.592488">
                <text:p>1999.592488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5.011701">
                <text:p>1975.011701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9.163718">
                <text:p>1909.16371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.676287">
                <text:p>1941.676287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7.1839713">
                <text:p>1837.183971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9.1655138">
                <text:p>1679.165513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0.6516318">
                <text:p>1590.651631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5.0732883">
                <text:p>1625.0732883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8.4591122">
                <text:p>1668.459112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4.868838">
                <text:p>1904.86883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7.005802">
                <text:p>1997.00580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6.721015">
                <text:p>2006.72101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8.444255">
                <text:p>1948.4442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3.655476">
                <text:p>1993.65547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2.472379">
                <text:p>1982.472379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7.886997">
                <text:p>1977.88699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.70181199999">
                <text:p>2050.70181199999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9.065464">
                <text:p>1939.065464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1.214661">
                <text:p>1981.21466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4.847866">
                <text:p>1704.84786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1.3190011">
                <text:p>1621.3190011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7.4060089">
                <text:p>1727.4060089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5.3022515">
                <text:p>1685.3022515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6.4827215">
                <text:p>1636.482721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0.6015473">
                <text:p>1660.6015473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7.4251123">
                <text:p>1667.4251123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6.8181362">
                <text:p>1566.8181362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3.503725">
                <text:p>1643.50372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3.6716654">
                <text:p>1723.671665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8.7236046">
                <text:p>1638.7236046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98.1399998">
                <text:p>1598.1399998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8.9922901">
                <text:p>1618.992290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2.9880288">
                <text:p>1662.988028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63.2248676">
                <text:p>1663.2248676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8.9865027">
                <text:p>1708.9865027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8.3391986">
                <text:p>1648.339198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36.9532043">
                <text:p>1636.9532043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7.3126671">
                <text:p>1667.312667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11.8069233">
                <text:p>1611.8069233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7.6493585">
                <text:p>1627.649358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33.7240653">
                <text:p>1633.724065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6.6215724">
                <text:p>1696.621572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2.8342358">
                <text:p>1642.834235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6.6340225">
                <text:p>1626.634022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2.6664602">
                <text:p>1642.6664602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2.478356">
                <text:p>1632.47835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3.8194728">
                <text:p>1583.8194728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4.0767243">
                <text:p>1624.076724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5.122124">
                <text:p>1745.122124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07.5634631">
                <text:p>1607.563463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5.4049524">
                <text:p>1565.404952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1.3803389">
                <text:p>1621.380338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5.5781885">
                <text:p>1575.578188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3.8618663">
                <text:p>1553.861866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69.029371">
                <text:p>1569.029371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0.384427">
                <text:p>1600.384427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3.7886965">
                <text:p>1603.7886965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0.695124">
                <text:p>1570.695124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38.685019">
                <text:p>1638.68501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5.7239305">
                <text:p>1555.723930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5.8910757">
                <text:p>1575.891075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4.9335429">
                <text:p>1584.9335429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0.9100019">
                <text:p>1570.910001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5.1297875">
                <text:p>1575.12978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8.9996041">
                <text:p>1628.999604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3.491325">
                <text:p>1583.491325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95.7452658">
                <text:p>1595.7452658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5.7829964">
                <text:p>1575.782996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59.4132817">
                <text:p>1859.4132817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11.241482">
                <text:p>1911.24148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9.327658">
                <text:p>1879.32765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57.372768">
                <text:p>1757.372768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1.6931281">
                <text:p>1561.6931281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62.6045697">
                <text:p>1562.604569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5.5739037">
                <text:p>1555.573903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0.9119715">
                <text:p>1580.911971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4.9080673">
                <text:p>1614.908067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63.4475451">
                <text:p>1563.4475451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0.7509349">
                <text:p>1570.750934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83.4308742">
                <text:p>1583.430874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7.8811576">
                <text:p>1567.8811576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6.767754">
                <text:p>1556.76775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5.5742541">
                <text:p>1595.5742541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90.4441947">
                <text:p>1590.444194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80.3437208">
                <text:p>1580.3437208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2.442514">
                <text:p>1592.44251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4.8583259">
                <text:p>1574.858325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2.2175886">
                <text:p>1562.217588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5.2350806">
                <text:p>1735.235080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8.486285">
                <text:p>1578.486285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8.6620469">
                <text:p>1608.662046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45.2191761">
                <text:p>1645.219176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6.0106051">
                <text:p>1556.010605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2.8894612">
                <text:p>1542.889461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06.3957">
                <text:p>1606.395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00.7265856">
                <text:p>1600.7265856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3.0053313">
                <text:p>1683.005331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9.7094245">
                <text:p>1569.709424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6.7643059">
                <text:p>1556.764305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0.3137551">
                <text:p>1570.313755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03.042728">
                <text:p>1603.04272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1.3212442">
                <text:p>1571.3212442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2.528855">
                <text:p>1572.528855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62.4775971">
                <text:p>1562.477597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60.2922164">
                <text:p>1560.2922164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.9927352">
                <text:p>1548.9927352</text:p>
              </table:table-cell>
              <table:table-cell office:value-type="float" office:value="1329">
                <text:p>1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19cm" svg:height="15.963cm" xlink:href="." xlink:type="simple" chart:class="chart:line" chart:style-name="ch1">
        <chart:legend chart:legend-position="end" svg:x="26.734cm" svg:y="7.433cm" style:legend-expansion="high" chart:style-name="ch2"/>
        <chart:plot-area chart:style-name="ch3" chart:data-source-has-labels="both" svg:x="0.576cm" svg:y="0.319cm" svg:width="25.582cm" svg:height="15.325cm">
          <chartooo:coordinate-region svg:x="1.568cm" svg:y="0.44cm" svg:width="24.59cm" svg:height="14.202cm"/>
          <chart:axis chart:dimension="x" chart:name="primary-x" chart:style-name="ch4" chartooo:axis-type="text">
            <chart:categories table:cell-range-address="local-table.$A$2:.$A$1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4" chart:label-cell-address="local-table.$B$1" chart:class="chart:line">
            <chart:data-point chart:repeated="123"/>
          </chart:series>
          <chart:series chart:style-name="ch8" chart:values-cell-range-address="local-table.$C$2:.$C$124" chart:label-cell-address="local-table.$C$1" chart:class="chart:line"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Q</text:p>
              </table:table-cell>
              <table:table-cell office:value-type="string">
                <text:p>P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0.900521">
                <text:p>2140.900521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3.671396">
                <text:p>2073.671396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9.338762">
                <text:p>2019.33876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4.923534">
                <text:p>2274.92353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9.323946">
                <text:p>1999.323946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4.68707">
                <text:p>2244.68707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3.735159">
                <text:p>2123.735159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7.638193">
                <text:p>2187.63819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8.328567">
                <text:p>2318.328567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0.997509">
                <text:p>2270.997509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6.164282">
                <text:p>1976.164282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9.003235">
                <text:p>1939.003235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8.097493">
                <text:p>1968.09749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5.566656">
                <text:p>1995.566656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4.705662">
                <text:p>1954.70566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3.362738">
                <text:p>1923.362738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1.626142">
                <text:p>1971.626142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9.592488">
                <text:p>1999.592488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5.011701">
                <text:p>1975.011701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9.163718">
                <text:p>1909.16371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.676287">
                <text:p>1941.676287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7.1839713">
                <text:p>1837.183971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9.1655138">
                <text:p>1679.165513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0.6516318">
                <text:p>1590.651631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5.0732883">
                <text:p>1625.0732883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8.4591122">
                <text:p>1668.459112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4.868838">
                <text:p>1904.86883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7.005802">
                <text:p>1997.00580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6.721015">
                <text:p>2006.72101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8.444255">
                <text:p>1948.4442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3.655476">
                <text:p>1993.65547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2.472379">
                <text:p>1982.472379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7.886997">
                <text:p>1977.88699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.70181199999">
                <text:p>2050.70181199999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9.065464">
                <text:p>1939.065464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1.214661">
                <text:p>1981.21466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4.847866">
                <text:p>1704.84786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1.3190011">
                <text:p>1621.3190011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7.4060089">
                <text:p>1727.4060089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5.3022515">
                <text:p>1685.3022515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6.4827215">
                <text:p>1636.482721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0.6015473">
                <text:p>1660.6015473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7.4251123">
                <text:p>1667.4251123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6.8181362">
                <text:p>1566.8181362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3.503725">
                <text:p>1643.50372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3.6716654">
                <text:p>1723.671665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8.7236046">
                <text:p>1638.7236046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98.1399998">
                <text:p>1598.1399998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8.9922901">
                <text:p>1618.992290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2.9880288">
                <text:p>1662.988028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63.2248676">
                <text:p>1663.2248676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8.9865027">
                <text:p>1708.9865027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8.3391986">
                <text:p>1648.339198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36.9532043">
                <text:p>1636.9532043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7.3126671">
                <text:p>1667.312667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11.8069233">
                <text:p>1611.8069233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7.6493585">
                <text:p>1627.649358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33.7240653">
                <text:p>1633.724065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6.6215724">
                <text:p>1696.621572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2.8342358">
                <text:p>1642.834235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26.6340225">
                <text:p>1626.634022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2.6664602">
                <text:p>1642.6664602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32.478356">
                <text:p>1632.47835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3.8194728">
                <text:p>1583.8194728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4.0767243">
                <text:p>1624.076724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5.122124">
                <text:p>1745.122124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07.5634631">
                <text:p>1607.563463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5.4049524">
                <text:p>1565.404952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1.3803389">
                <text:p>1621.380338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5.5781885">
                <text:p>1575.578188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3.8618663">
                <text:p>1553.861866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69.029371">
                <text:p>1569.029371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0.384427">
                <text:p>1600.384427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3.7886965">
                <text:p>1603.7886965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0.695124">
                <text:p>1570.695124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38.685019">
                <text:p>1638.68501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5.7239305">
                <text:p>1555.723930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5.8910757">
                <text:p>1575.891075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4.9335429">
                <text:p>1584.9335429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0.9100019">
                <text:p>1570.910001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5.1297875">
                <text:p>1575.129787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8.9996041">
                <text:p>1628.999604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3.491325">
                <text:p>1583.491325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95.7452658">
                <text:p>1595.7452658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5.7829964">
                <text:p>1575.782996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59.4132817">
                <text:p>1859.4132817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11.241482">
                <text:p>1911.24148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9.327658">
                <text:p>1879.32765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57.372768">
                <text:p>1757.372768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1.6931281">
                <text:p>1561.6931281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62.6045697">
                <text:p>1562.604569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5.5739037">
                <text:p>1555.573903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0.9119715">
                <text:p>1580.911971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4.9080673">
                <text:p>1614.908067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63.4475451">
                <text:p>1563.4475451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0.7509349">
                <text:p>1570.750934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83.4308742">
                <text:p>1583.430874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7.8811576">
                <text:p>1567.8811576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6.767754">
                <text:p>1556.76775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5.5742541">
                <text:p>1595.5742541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90.4441947">
                <text:p>1590.444194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80.3437208">
                <text:p>1580.3437208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2.442514">
                <text:p>1592.44251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4.8583259">
                <text:p>1574.858325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2.2175886">
                <text:p>1562.217588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5.2350806">
                <text:p>1735.235080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8.486285">
                <text:p>1578.486285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8.6620469">
                <text:p>1608.662046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45.2191761">
                <text:p>1645.219176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6.0106051">
                <text:p>1556.010605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2.8894612">
                <text:p>1542.889461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06.3957">
                <text:p>1606.395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00.7265856">
                <text:p>1600.7265856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3.0053313">
                <text:p>1683.005331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9.7094245">
                <text:p>1569.709424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6.7643059">
                <text:p>1556.764305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0.3137551">
                <text:p>1570.313755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03.042728">
                <text:p>1603.04272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1.3212442">
                <text:p>1571.3212442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2.528855">
                <text:p>1572.528855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62.4775971">
                <text:p>1562.477597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60.2922164">
                <text:p>1560.2922164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.9927352">
                <text:p>1548.9927352</text:p>
              </table:table-cell>
              <table:table-cell office:value-type="float" office:value="1329">
                <text:p>1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